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graphics"/>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16.845cm" table:align="left"/>
    </style:style>
    <style:style style:name="Table5.A" style:family="table-column">
      <style:table-column-properties style:column-width="1.572cm"/>
    </style:style>
    <style:style style:name="Table5.B" style:family="table-column">
      <style:table-column-properties style:column-width="2.171cm"/>
    </style:style>
    <style:style style:name="Table5.C" style:family="table-column">
      <style:table-column-properties style:column-width="13.102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0.05pt solid #000000" fo:border-top="none" fo:border-bottom="0.05pt solid #000000"/>
    </style:style>
    <style:style style:name="Table5.A17" style:family="table-cell">
      <style:table-cell-properties fo:padding="0.097cm" fo:border-left="0.05pt solid #000000" fo:border-right="none" fo:border-top="none" fo:border-bottom="0.05pt solid #000000"/>
    </style:style>
    <style:style style:name="Table5.B17" style:family="table-cell">
      <style:table-cell-properties fo:padding="0.097cm" fo:border-left="0.05pt solid #000000" fo:border-right="none" fo:border-top="none" fo:border-bottom="0.05pt solid #000000"/>
    </style:style>
    <style:style style:name="Table5.C17" style:family="table-cell">
      <style:table-cell-properties fo:padding="0.097cm" fo:border-left="0.05pt solid #000000" fo:border-right="0.05pt solid #000000" fo:border-top="none" fo:border-bottom="0.05pt solid #000000"/>
    </style:style>
    <style:style style:name="Table5.A18" style:family="table-cell">
      <style:table-cell-properties fo:padding="0.097cm" fo:border-left="0.05pt solid #000000" fo:border-right="none" fo:border-top="none" fo:border-bottom="0.05pt solid #000000"/>
    </style:style>
    <style:style style:name="Table5.B18" style:family="table-cell">
      <style:table-cell-properties fo:padding="0.097cm" fo:border-left="0.05pt solid #000000" fo:border-right="none" fo:border-top="none" fo:border-bottom="0.05pt solid #000000"/>
    </style:style>
    <style:style style:name="Table5.C18" style:family="table-cell">
      <style:table-cell-properties fo:padding="0.097cm" fo:border-left="0.05pt solid #000000" fo:border-right="0.05pt solid #000000" fo:border-top="none" fo:border-bottom="0.05pt solid #000000"/>
    </style:style>
    <style:style style:name="Table1" style:family="table">
      <style:table-properties style:width="16.949cm" fo:margin-left="0.051cm" table:align="left" fo:keep-with-next="always" style:may-break-between-rows="false"/>
    </style:style>
    <style:style style:name="Table1.A" style:family="table-column">
      <style:table-column-properties style:column-width="1.416cm"/>
    </style:style>
    <style:style style:name="Table1.B" style:family="table-column">
      <style:table-column-properties style:column-width="0.718cm"/>
    </style:style>
    <style:style style:name="Table1.D" style:family="table-column">
      <style:table-column-properties style:column-width="1.586cm"/>
    </style:style>
    <style:style style:name="Table1.F" style:family="table-column">
      <style:table-column-properties style:column-width="1.247cm"/>
    </style:style>
    <style:style style:name="Table1.G" style:family="table-column">
      <style:table-column-properties style:column-width="1.351cm"/>
    </style:style>
    <style:style style:name="Table1.H" style:family="table-column">
      <style:table-column-properties style:column-width="1.302cm"/>
    </style:style>
    <style:style style:name="Table1.I" style:family="table-column">
      <style:table-column-properties style:column-width="0.838cm"/>
    </style:style>
    <style:style style:name="Table1.J" style:family="table-column">
      <style:table-column-properties style:column-width="2.226cm"/>
    </style:style>
    <style:style style:name="Table1.K" style:family="table-column">
      <style:table-column-properties style:column-width="2.073cm"/>
    </style:style>
    <style:style style:name="Table1.L" style:family="table-column">
      <style:table-column-properties style:column-width="0.684cm"/>
    </style:style>
    <style:style style:name="Table1.M" style:family="table-column">
      <style:table-column-properties style:column-width="0.683cm"/>
    </style:style>
    <style:style style:name="Table1.N" style:family="table-column">
      <style:table-column-properties style:column-width="0.728cm"/>
    </style:style>
    <style:style style:name="Table1.O" style:family="table-column">
      <style:table-column-properties style:column-width="0.661cm"/>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O1" style:family="table-cell">
      <style:table-cell-properties style:vertical-align="middle" fo:background-color="#c0c0c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none" fo:border-right="none" fo:border-top="none" fo:border-bottom="0.05pt solid #000000"/>
    </style:style>
    <style:style style:name="Table1.C2" style:family="table-cell">
      <style:table-cell-properties style:vertical-align="middle" fo:padding="0.097cm" fo:border-left="none" fo:border-right="none" fo:border-top="none" fo:border-bottom="0.05pt solid #000000"/>
    </style:style>
    <style:style style:name="Table1.D2" style:family="table-cell">
      <style:table-cell-properties style:vertical-align="middle" fo:padding="0.097cm" fo:border-left="none" fo:border-right="none" fo:border-top="none" fo:border-bottom="0.05pt solid #000000"/>
    </style:style>
    <style:style style:name="Table1.E2" style:family="table-cell">
      <style:table-cell-properties style:vertical-align="middle" fo:padding="0.097cm" fo:border-left="none" fo:border-right="none" fo:border-top="none" fo:border-bottom="0.05pt solid #000000"/>
    </style:style>
    <style:style style:name="Table1.F2" style:family="table-cell">
      <style:table-cell-properties style:vertical-align="middle" fo:padding="0.097cm" fo:border-left="none" fo:border-right="none" fo:border-top="none" fo:border-bottom="0.05pt solid #000000"/>
    </style:style>
    <style:style style:name="Table1.G2" style:family="table-cell">
      <style:table-cell-properties style:vertical-align="middle" fo:padding="0.097cm" fo:border-left="none" fo:border-right="none" fo:border-top="none" fo:border-bottom="0.05pt solid #000000"/>
    </style:style>
    <style:style style:name="Table1.H2" style:family="table-cell">
      <style:table-cell-properties style:vertical-align="middle" fo:padding="0.097cm" fo:border-left="none" fo:border-right="none" fo:border-top="none" fo:border-bottom="0.05pt solid #000000"/>
    </style:style>
    <style:style style:name="Table1.I2" style:family="table-cell">
      <style:table-cell-properties style:vertical-align="middle" fo:padding="0.097cm" fo:border-left="none" fo:border-right="none" fo:border-top="none" fo:border-bottom="0.05pt solid #000000"/>
    </style:style>
    <style:style style:name="Table1.J2" style:family="table-cell">
      <style:table-cell-properties style:vertical-align="middle" fo:padding="0.097cm" fo:border-left="none" fo:border-right="none" fo:border-top="none" fo:border-bottom="0.05pt solid #000000"/>
    </style:style>
    <style:style style:name="Table1.K2" style:family="table-cell">
      <style:table-cell-properties style:vertical-align="middle" fo:padding="0.097cm" fo:border-left="none" fo:border-right="none" fo:border-top="none" fo:border-bottom="0.05pt solid #000000"/>
    </style:style>
    <style:style style:name="Table1.L2" style:family="table-cell">
      <style:table-cell-properties style:vertical-align="middle" fo:padding="0.097cm" fo:border-left="none" fo:border-right="none" fo:border-top="none" fo:border-bottom="0.05pt solid #000000"/>
    </style:style>
    <style:style style:name="Table1.M2" style:family="table-cell">
      <style:table-cell-properties style:vertical-align="middle" fo:padding="0.097cm" fo:border-left="none" fo:border-right="none" fo:border-top="none" fo:border-bottom="0.05pt solid #000000"/>
    </style:style>
    <style:style style:name="Table1.N2" style:family="table-cell">
      <style:table-cell-properties style:vertical-align="middle" fo:padding="0.097cm" fo:border-left="none" fo:border-right="none" fo:border-top="none" fo:border-bottom="0.05pt solid #000000"/>
    </style:style>
    <style:style style:name="Table1.O2" style:family="table-cell">
      <style:table-cell-properties style:vertical-align="middle" fo:padding="0.097cm" fo:border-left="none"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background-color="transparent" fo:padding="0.097cm" fo:border-left="0.05pt solid #000000" fo:border-right="none" fo:border-top="none" fo:border-bottom="0.05pt solid #000000">
        <style:background-image/>
      </style:table-cell-properties>
    </style:style>
    <style:style style:name="Table1.F3" style:family="table-cell">
      <style:table-cell-properties fo:background-color="transparent" fo:padding="0.097cm" fo:border-left="0.05pt solid #000000" fo:border-right="none" fo:border-top="none" fo:border-bottom="0.05pt solid #000000">
        <style:background-image/>
      </style:table-cell-properties>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background-color="#ffff00" fo:padding="0.097cm" fo:border-left="0.05pt solid #000000" fo:border-right="none" fo:border-top="none" fo:border-bottom="0.05pt solid #000000">
        <style:background-image/>
      </style:table-cell-properties>
    </style:style>
    <style:style style:name="Table1.K3" style:family="table-cell">
      <style:table-cell-properties fo:background-color="#ffff00" fo:padding="0.097cm" fo:border-left="0.05pt solid #000000" fo:border-right="none" fo:border-top="none" fo:border-bottom="0.05pt solid #000000">
        <style:background-image/>
      </style:table-cell-properties>
    </style:style>
    <style:style style:name="Table1.L3" style:family="table-cell">
      <style:table-cell-properties fo:background-color="#ffff00" fo:padding="0.097cm" fo:border-left="0.05pt solid #000000" fo:border-right="none" fo:border-top="none" fo:border-bottom="0.05pt solid #000000">
        <style:background-image/>
      </style:table-cell-properties>
    </style:style>
    <style:style style:name="Table1.M3" style:family="table-cell">
      <style:table-cell-properties fo:background-color="#ffff00" fo:padding="0.097cm" fo:border-left="0.05pt solid #000000" fo:border-right="none" fo:border-top="none" fo:border-bottom="0.05pt solid #000000">
        <style:background-image/>
      </style:table-cell-properties>
    </style:style>
    <style:style style:name="Table1.N3" style:family="table-cell">
      <style:table-cell-properties fo:background-color="#ffff00" fo:padding="0.097cm" fo:border-left="0.05pt solid #000000" fo:border-right="none" fo:border-top="none" fo:border-bottom="0.05pt solid #000000">
        <style:background-image/>
      </style:table-cell-properties>
    </style:style>
    <style:style style:name="Table1.O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 style:family="table">
      <style:table-properties style:width="17.013cm" fo:margin-left="0cm" fo:margin-right="-0.012cm" table:align="margins" fo:keep-with-next="auto"/>
    </style:style>
    <style:style style:name="Table2.A" style:family="table-column">
      <style:table-column-properties style:column-width="1.588cm" style:rel-column-width="6115*"/>
    </style:style>
    <style:style style:name="Table2.B" style:family="table-column">
      <style:table-column-properties style:column-width="2.328cm" style:rel-column-width="8969*"/>
    </style:style>
    <style:style style:name="Table2.C" style:family="table-column">
      <style:table-column-properties style:column-width="13.097cm" style:rel-column-width="50451*"/>
    </style:style>
    <style:style style:name="Table2.1" style:family="table-row">
      <style:table-row-properties fo:keep-together="always"/>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background-color="#ffff00" fo:padding="0.097cm" fo:border-left="0.05pt solid #000000" fo:border-right="none" fo:border-top="none" fo:border-bottom="0.05pt solid #000000">
        <style:background-image/>
      </style:table-cell-properties>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fo:keep-with-next="auto"/>
    </style:style>
    <style:style style:name="Table3.A" style:family="table-column">
      <style:table-column-properties style:column-width="1.72cm" style:rel-column-width="6624*"/>
    </style:style>
    <style:style style:name="Table3.B" style:family="table-column">
      <style:table-column-properties style:column-width="15.293cm" style:rel-column-width="58911*"/>
    </style:style>
    <style:style style:name="Table3.1" style:family="table-row">
      <style:table-row-properties fo:keep-together="always"/>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5" style:family="table-cell">
      <style:table-cell-properties fo:background-color="#ff0000" fo:padding="0.097cm" fo:border-left="0.05pt solid #000000" fo:border-right="none" fo:border-top="none" fo:border-bottom="0.05pt solid #000000">
        <style:background-image/>
      </style:table-cell-properties>
    </style:style>
    <style:style style:name="Table3.A6" style:family="table-cell">
      <style:table-cell-properties fo:padding="0.097cm" fo:border-left="0.05pt solid #000000" fo:border-right="none"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Table4" style:family="table">
      <style:table-properties style:width="17.013cm" fo:margin-left="0cm" fo:margin-right="-0.012cm" table:align="margins" fo:keep-with-next="auto"/>
    </style:style>
    <style:style style:name="Table4.A" style:family="table-column">
      <style:table-column-properties style:column-width="1.72cm" style:rel-column-width="6624*"/>
    </style:style>
    <style:style style:name="Table4.B" style:family="table-column">
      <style:table-column-properties style:column-width="15.293cm" style:rel-column-width="58911*"/>
    </style:style>
    <style:style style:name="Table4.1" style:family="table-row">
      <style:table-row-properties fo:keep-together="always"/>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fo:keep-with-next="auto"/>
    </style:style>
    <style:style style:name="Table6.A" style:family="table-column">
      <style:table-column-properties style:column-width="1.72cm" style:rel-column-width="6624*"/>
    </style:style>
    <style:style style:name="Table6.B" style:family="table-column">
      <style:table-column-properties style:column-width="15.293cm" style:rel-column-width="58911*"/>
    </style:style>
    <style:style style:name="Table6.1" style:family="table-row">
      <style:table-row-properties fo:keep-together="always"/>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fo:keep-with-next="always"/>
    </style:style>
    <style:style style:name="Table7.A" style:family="table-column">
      <style:table-column-properties style:column-width="2.69cm" style:rel-column-width="10369*"/>
    </style:style>
    <style:style style:name="Table7.B" style:family="table-column">
      <style:table-column-properties style:column-width="2.184cm" style:rel-column-width="8417*"/>
    </style:style>
    <style:style style:name="Table7.C" style:family="table-column">
      <style:table-column-properties style:column-width="12.127cm" style:rel-column-width="46749*"/>
    </style:style>
    <style:style style:name="Table7.1" style:family="table-row">
      <style:table-row-properties fo:keep-together="always"/>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C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8" style:family="table">
      <style:table-properties style:width="17.009cm" fo:margin-left="0cm" table:align="left" fo:keep-with-next="always"/>
    </style:style>
    <style:style style:name="Table8.A" style:family="table-column">
      <style:table-column-properties style:column-width="4.12cm"/>
    </style:style>
    <style:style style:name="Table8.B" style:family="table-column">
      <style:table-column-properties style:column-width="2.872cm"/>
    </style:style>
    <style:style style:name="Table8.C" style:family="table-column">
      <style:table-column-properties style:column-width="10.017cm"/>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C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0.05pt solid #000000" fo:border-top="none" fo:border-bottom="0.05pt solid #000000"/>
    </style:style>
    <style:style style:name="Table8.A24" style:family="table-cell">
      <style:table-cell-properties fo:padding="0.097cm" fo:border-left="0.05pt solid #000000" fo:border-right="none" fo:border-top="none" fo:border-bottom="0.05pt solid #000000"/>
    </style:style>
    <style:style style:name="Table8.B24" style:family="table-cell">
      <style:table-cell-properties fo:padding="0.097cm" fo:border-left="0.05pt solid #000000" fo:border-right="none" fo:border-top="none" fo:border-bottom="0.05pt solid #000000"/>
    </style:style>
    <style:style style:name="Table8.C24" style:family="table-cell">
      <style:table-cell-properties fo:padding="0.097cm" fo:border-left="0.05pt solid #000000" fo:border-right="0.05pt solid #000000" fo:border-top="none" fo:border-bottom="0.05pt solid #000000"/>
    </style:style>
    <style:style style:name="Table8.A25" style:family="table-cell">
      <style:table-cell-properties fo:padding="0.097cm" fo:border-left="0.05pt solid #000000" fo:border-right="none" fo:border-top="none" fo:border-bottom="0.05pt solid #000000"/>
    </style:style>
    <style:style style:name="Table8.B25" style:family="table-cell">
      <style:table-cell-properties fo:padding="0.097cm" fo:border-left="0.05pt solid #000000" fo:border-right="none" fo:border-top="none" fo:border-bottom="0.05pt solid #000000"/>
    </style:style>
    <style:style style:name="Table8.C25" style:family="table-cell">
      <style:table-cell-properties fo:padding="0.097cm"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6" style:family="paragraph" style:parent-style-name="Table_20_Contents">
      <style:paragraph-properties fo:text-align="center" style:justify-single-word="false"/>
      <style:text-properties officeooo:rsid="0001063a" officeooo:paragraph-rsid="0001063a"/>
    </style:style>
    <style:style style:name="P7" style:family="paragraph" style:parent-style-name="Table_20_Contents">
      <style:text-properties officeooo:rsid="00065a79" officeooo:paragraph-rsid="00065a79"/>
    </style:style>
    <style:style style:name="P8" style:family="paragraph" style:parent-style-name="Table_20_Contents">
      <style:paragraph-properties fo:text-align="center" style:justify-single-word="false"/>
      <style:text-properties officeooo:rsid="00065a79" officeooo:paragraph-rsid="00065a79"/>
    </style:style>
    <style:style style:name="P9" style:family="paragraph" style:parent-style-name="Standard" style:master-page-name="">
      <style:paragraph-properties style:page-number="auto" fo:keep-with-next="always"/>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style:page-number="auto" style:shadow="none" fo:keep-with-next="always"/>
    </style:style>
    <style:style style:name="P12" style:family="paragraph" style:parent-style-name="Standard">
      <style:text-properties fo:language="en" fo:country="US"/>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margin-top="10.008cm" fo:margin-bottom="0cm" loext:contextual-spacing="false" fo:text-align="center" style:justify-single-word="false"/>
      <style:text-properties fo:font-size="24pt" style:font-size-asian="24pt" style:font-size-complex="24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officeooo:rsid="00065a79" officeooo:paragraph-rsid="00065a79"/>
    </style:style>
    <style:style style:name="P18" style:family="paragraph" style:parent-style-name="Text_20_body">
      <style:text-properties officeooo:rsid="00065a79" officeooo:paragraph-rsid="00065a79"/>
    </style:style>
    <style:style style:name="P19" style:family="paragraph" style:parent-style-name="Text_20_body">
      <style:text-properties officeooo:rsid="0006f395" officeooo:paragraph-rsid="0006f395"/>
    </style:style>
    <style:style style:name="P20" style:family="paragraph" style:parent-style-name="Text_20_body">
      <style:text-properties officeooo:rsid="0008878a" officeooo:paragraph-rsid="0008878a"/>
    </style:style>
    <style:style style:name="P21" style:family="paragraph" style:parent-style-name="Text_20_body">
      <style:text-properties officeooo:rsid="0008878a" officeooo:paragraph-rsid="000a2d2e"/>
    </style:style>
    <style:style style:name="P22" style:family="paragraph" style:parent-style-name="Text_20_body">
      <style:text-properties officeooo:rsid="0008878a" officeooo:paragraph-rsid="000e67fc"/>
    </style:style>
    <style:style style:name="P23" style:family="paragraph" style:parent-style-name="Text_20_body">
      <style:text-properties fo:language="en" fo:country="US" officeooo:rsid="000a2d2e" officeooo:paragraph-rsid="000eeced"/>
    </style:style>
    <style:style style:name="P24" style:family="paragraph" style:parent-style-name="Text_20_body">
      <style:text-properties officeooo:rsid="000c9fe7" officeooo:paragraph-rsid="000c9fe7"/>
    </style:style>
    <style:style style:name="P25" style:family="paragraph" style:parent-style-name="Text_20_body">
      <style:text-properties officeooo:rsid="000e67fc" officeooo:paragraph-rsid="000e67fc"/>
    </style:style>
    <style:style style:name="P26" style:family="paragraph" style:parent-style-name="Table_20_Contents">
      <style:paragraph-properties fo:keep-with-next="always"/>
    </style:style>
    <style:style style:name="P27" style:family="paragraph" style:parent-style-name="Table_20_Contents">
      <style:paragraph-properties fo:text-align="center" style:justify-single-word="false" fo:keep-with-next="always"/>
    </style:style>
    <style:style style:name="P28" style:family="paragraph" style:parent-style-name="Changelog_20_Entry">
      <style:paragraph-properties fo:margin-left="0.508cm" fo:margin-right="0cm" fo:text-indent="-0.508cm" style:auto-text-indent="false"/>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text-properties officeooo:paragraph-rsid="0018ecb7"/>
    </style:style>
    <style:style style:name="P32" style:family="paragraph" style:parent-style-name="Standard" style:list-style-name="L3">
      <style:text-properties officeooo:paragraph-rsid="001dfc67"/>
    </style:style>
    <style:style style:name="P33" style:family="paragraph" style:parent-style-name="Standard" style:list-style-name="L3">
      <style:text-properties officeooo:paragraph-rsid="001f5e9c"/>
    </style:style>
    <style:style style:name="P34" style:family="paragraph" style:parent-style-name="Standard" style:list-style-name="L4"/>
    <style:style style:name="P35" style:family="paragraph" style:parent-style-name="Standard" style:list-style-name="L4">
      <style:text-properties officeooo:paragraph-rsid="001c38c3"/>
    </style:style>
    <style:style style:name="P36" style:family="paragraph" style:parent-style-name="Standard">
      <style:text-properties officeooo:paragraph-rsid="001c38c3"/>
    </style:style>
    <style:style style:name="P37" style:family="paragraph" style:parent-style-name="Standard">
      <style:text-properties fo:language="en" fo:country="US" officeooo:paragraph-rsid="001c38c3"/>
    </style:style>
    <style:style style:name="P38" style:family="paragraph" style:parent-style-name="Standard" style:master-page-name="">
      <style:paragraph-properties style:page-number="auto" fo:keep-with-next="always"/>
      <style:text-properties officeooo:paragraph-rsid="001c38c3"/>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paragraph-properties fo:text-align="start" style:justify-single-word="false"/>
    </style:style>
    <style:style style:name="P42" style:family="paragraph" style:parent-style-name="Text_20_body">
      <style:text-properties officeooo:rsid="0024be65" officeooo:paragraph-rsid="0024be65"/>
    </style:style>
    <style:style style:name="P43" style:family="paragraph" style:parent-style-name="Text_20_body">
      <style:paragraph-properties fo:text-align="center" style:justify-single-word="false"/>
      <style:text-properties officeooo:rsid="00065a79" officeooo:paragraph-rsid="0029d93e"/>
    </style:style>
    <style:style style:name="P44" style:family="paragraph" style:parent-style-name="Text_20_body">
      <style:text-properties officeooo:rsid="0008878a" officeooo:paragraph-rsid="0029d93e"/>
    </style:style>
    <style:style style:name="P45" style:family="paragraph" style:parent-style-name="Text_20_body">
      <style:text-properties fo:language="en" fo:country="US" officeooo:rsid="0008878a" officeooo:paragraph-rsid="0029d93e"/>
    </style:style>
    <style:style style:name="P46" style:family="paragraph" style:parent-style-name="Text_20_body">
      <style:paragraph-properties fo:text-align="center" style:justify-single-word="false"/>
      <style:text-properties officeooo:rsid="0029d93e" officeooo:paragraph-rsid="0029d93e"/>
    </style:style>
    <style:style style:name="P47" style:family="paragraph" style:parent-style-name="Text_20_body" style:master-page-name="">
      <style:paragraph-properties style:page-number="auto" fo:keep-with-next="always"/>
    </style:style>
    <style:style style:name="P48" style:family="paragraph" style:parent-style-name="Text_20_body" style:list-style-name="L5" style:master-page-name="">
      <style:paragraph-properties style:page-number="auto" fo:keep-with-next="always"/>
    </style:style>
    <style:style style:name="P49" style:family="paragraph" style:parent-style-name="Text_20_body" style:master-page-name="">
      <style:paragraph-properties style:page-number="auto" fo:keep-with-next="always"/>
      <style:text-properties officeooo:paragraph-rsid="002363c2"/>
    </style:style>
    <style:style style:name="P50" style:family="paragraph" style:parent-style-name="Text_20_body" style:list-style-name="L5">
      <style:paragraph-properties fo:keep-with-next="always"/>
    </style:style>
    <style:style style:name="P51" style:family="paragraph" style:parent-style-name="Text_20_body" style:list-style-name="L6">
      <style:paragraph-properties fo:keep-with-next="always"/>
    </style:style>
    <style:style style:name="P52" style:family="paragraph" style:parent-style-name="Heading_20_1">
      <style:paragraph-properties fo:break-before="page"/>
    </style:style>
    <style:style style:name="P53" style:family="paragraph" style:parent-style-name="Heading_20_2" style:master-page-name="">
      <style:paragraph-properties style:page-number="auto" fo:break-before="auto" fo:break-after="auto" style:shadow="none"/>
      <style:text-properties officeooo:paragraph-rsid="002363c2"/>
    </style:style>
    <style:style style:name="P54" style:family="paragraph" style:parent-style-name="Table_20_Contents">
      <style:paragraph-properties fo:text-align="center" style:justify-single-word="false"/>
      <style:text-properties officeooo:rsid="0001063a" officeooo:paragraph-rsid="0001063a"/>
    </style:style>
    <style:style style:name="P55" style:family="paragraph" style:parent-style-name="Table_20_Contents">
      <style:paragraph-properties fo:text-align="center" style:justify-single-word="false"/>
      <style:text-properties officeooo:rsid="001060ce" officeooo:paragraph-rsid="001060ce"/>
    </style:style>
    <style:style style:name="P56" style:family="paragraph" style:parent-style-name="Table_20_Contents">
      <style:paragraph-properties fo:text-align="center" style:justify-single-word="false"/>
      <style:text-properties officeooo:rsid="00065a79" officeooo:paragraph-rsid="0029d93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Note">
      <style:text-properties officeooo:paragraph-rsid="001c38c3"/>
    </style:style>
    <style:style style:name="P61" style:family="paragraph" style:parent-style-name="Changelog_20_Entry">
      <style:paragraph-properties fo:margin-left="0.508cm" fo:margin-right="0cm" fo:text-indent="-0.508cm" style:auto-text-indent="false"/>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Heading_20_3">
      <style:text-properties officeooo:rsid="00065a79" officeooo:paragraph-rsid="00065a79"/>
    </style:style>
    <style:style style:name="T1" style:family="text">
      <style:text-properties fo:language="en" fo:country="US"/>
    </style:style>
    <style:style style:name="T2" style:family="text">
      <style:text-properties fo:language="en" fo:country="US" officeooo:rsid="001c38c3"/>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officeooo:rsid="0001063a"/>
    </style:style>
    <style:style style:name="T10" style:family="text">
      <style:text-properties officeooo:rsid="00030342"/>
    </style:style>
    <style:style style:name="T11" style:family="text">
      <style:text-properties officeooo:rsid="00032257"/>
    </style:style>
    <style:style style:name="T12" style:family="text">
      <style:text-properties officeooo:rsid="00046b42"/>
    </style:style>
    <style:style style:name="T13" style:family="text">
      <style:text-properties officeooo:rsid="00065a79"/>
    </style:style>
    <style:style style:name="T14" style:family="text">
      <style:text-properties officeooo:rsid="0006e0b8"/>
    </style:style>
    <style:style style:name="T15" style:family="text">
      <style:text-properties officeooo:rsid="000abf1d"/>
    </style:style>
    <style:style style:name="T16" style:family="text">
      <style:text-properties officeooo:rsid="001060ce"/>
    </style:style>
    <style:style style:name="T17" style:family="text">
      <style:text-properties officeooo:rsid="0018ecb7"/>
    </style:style>
    <style:style style:name="T18" style:family="text">
      <style:text-properties officeooo:rsid="001c38c3"/>
    </style:style>
    <style:style style:name="T19" style:family="text">
      <style:text-properties officeooo:rsid="002363c2"/>
    </style:style>
    <style:style style:name="T20" style:family="text">
      <style:text-properties officeooo:rsid="00264c04"/>
    </style:style>
    <style:style style:name="T21" style:family="text">
      <style:text-properties officeooo:rsid="002681f4"/>
    </style:style>
    <style:style style:name="T22" style:family="text">
      <style:text-properties officeooo:rsid="0027ff13"/>
    </style:style>
    <style:style style:name="T23" style:family="text">
      <style:text-properties officeooo:rsid="0029d93e"/>
    </style:style>
    <style:style style:name="fr1" style:family="graphic" style:parent-style-name="Frame">
      <style:graphic-properties fo:margin-top="0cm" fo:margin-bottom="0cm" style:vertical-pos="middle" style:vertical-rel="text" style:horizontal-pos="from-left" style:horizontal-rel="paragraph-content"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14">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17" office:value-type="string">
            <text:p text:style-name="P3"><text:user-defined style:data-style-name="N0" text:name="version">0.26</text:user-defined></text:p>
          </table:table-cell>
          <table:table-cell table:style-name="Table5.B17" office:value-type="string">
            <text:p text:style-name="P6">201<text:span text:style-name="T16">6</text:span>0<text:span text:style-name="T16">729</text:span></text:p>
          </table:table-cell>
          <table:table-cell table:style-name="Table5.C17" office:value-type="string">
            <text:p text:style-name="P28">-<text:tab/><text:span text:style-name="T16">The plugin was adjusted to use the gps daemon instead of receiving NMEA sentences from the LAN.</text:span></text:p>
          </table:table-cell>
        </table:table-row>
        <table:table-row>
          <table:table-cell table:style-name="Table5.A17" office:value-type="string">
            <text:p text:style-name="P55">0.25</text:p>
          </table:table-cell>
          <table:table-cell table:style-name="Table5.B17" office:value-type="string">
            <text:p text:style-name="P6">20150512</text:p>
          </table:table-cell>
          <table:table-cell table:style-name="Table5.C17" office:value-type="string">
            <text:p text:style-name="P28">-<text:tab/><text:span text:style-name="T9">Update the wire format to current status.</text:span></text:p>
          </table:table-cell>
        </table:table-row>
        <table:table-row>
          <table:table-cell table:style-name="Table5.A4" office:value-type="string">
            <text:p text:style-name="P6">0,24</text:p>
          </table:table-cell>
          <table:table-cell table:style-name="Table5.B4" office:value-type="string">
            <text:p text:style-name="P3">20130110</text:p>
          </table:table-cell>
          <table:table-cell table:style-name="Table5.C4" office:value-type="string">
            <text:p text:style-name="P28">-<text:tab/>Update 'Cluster Leader Uplink and Position Update Downlink'</text:p>
          </table:table-cell>
        </table:table-row>
        <table:table-row>
          <table:table-cell table:style-name="Table5.A5" office:value-type="string">
            <text:p text:style-name="P3">0.23</text:p>
          </table:table-cell>
          <table:table-cell table:style-name="Table5.B5" office:value-type="string">
            <text:p text:style-name="P3">20111212</text:p>
          </table:table-cell>
          <table:table-cell table:style-name="Table5.C5" office:value-type="string">
            <text:p text:style-name="P28">-<text:tab/>Rework chapter 1</text:p>
          </table:table-cell>
        </table:table-row>
        <table:table-row>
          <table:table-cell table:style-name="Table5.A17" office:value-type="string">
            <text:p text:style-name="P3">0.22</text:p>
          </table:table-cell>
          <table:table-cell table:style-name="Table5.B17" office:value-type="string">
            <text:p text:style-name="P3">20111021</text:p>
          </table:table-cell>
          <table:table-cell table:style-name="Table5.C17" office:value-type="string">
            <text:p text:style-name="P28">-<text:tab/>Update for new Position Update Sentence Format and associated new <text:s/>OLSR Position Update Messages.</text:p>
          </table:table-cell>
        </table:table-row>
        <table:table-row>
          <table:table-cell table:style-name="Table5.A17" office:value-type="string">
            <text:p text:style-name="P3">0.21</text:p>
          </table:table-cell>
          <table:table-cell table:style-name="Table5.B17" office:value-type="string">
            <text:p text:style-name="P3">20110927</text:p>
          </table:table-cell>
          <table:table-cell table:style-name="Table5.C17" office:value-type="string">
            <text:p text:style-name="P28">-<text:tab/>Add AIS MMSI to 'Locally Unique / Experimental Identifiers'.</text:p>
            <text:p text:style-name="P28">-<text:tab/>Add URN to 'Locally Unique / Experimental Identifiers'.</text:p>
          </table:table-cell>
        </table:table-row>
        <table:table-row>
          <table:table-cell table:style-name="Table5.A17" office:value-type="string">
            <text:p text:style-name="P3">0.20</text:p>
          </table:table-cell>
          <table:table-cell table:style-name="Table5.B17" office:value-type="string">
            <text:p text:style-name="P3">20110616</text:p>
          </table:table-cell>
          <table:table-cell table:style-name="Table5.C17" office:value-type="string">
            <text:p text:style-name="Changelog_20_Entry">-<text:tab/>Add internal interfaces.</text:p>
          </table:table-cell>
        </table:table-row>
        <table:table-row>
          <table:table-cell table:style-name="Table5.A17" office:value-type="string">
            <text:p text:style-name="P3">0.19</text:p>
          </table:table-cell>
          <table:table-cell table:style-name="Table5.B17" office:value-type="string">
            <text:p text:style-name="P3">20110614</text:p>
          </table:table-cell>
          <table:table-cell table:style-name="Table5.C17" office:value-type="string">
            <text:p text:style-name="Changelog_20_Entry">-<text:tab/>Prepare document for publishing into olsrd git tree.</text:p>
          </table:table-cell>
        </table:table-row>
        <table:table-row>
          <table:table-cell table:style-name="Table5.A17" office:value-type="string">
            <text:p text:style-name="P3">0.18</text:p>
          </table:table-cell>
          <table:table-cell table:style-name="Table5.B17" office:value-type="string">
            <text:p text:style-name="P3">20110331</text:p>
          </table:table-cell>
          <table:table-cell table:style-name="Table5.C17"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17" office:value-type="string">
            <text:p text:style-name="P3">0.17</text:p>
          </table:table-cell>
          <table:table-cell table:style-name="Table5.B17" office:value-type="string">
            <text:p text:style-name="P3">20110323</text:p>
          </table:table-cell>
          <table:table-cell table:style-name="Table5.C17"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17" office:value-type="string">
            <text:p text:style-name="P3">0.16</text:p>
          </table:table-cell>
          <table:table-cell table:style-name="Table5.B17" office:value-type="string">
            <text:p text:style-name="P3">20110301</text:p>
          </table:table-cell>
          <table:table-cell table:style-name="Table5.C17" office:value-type="string">
            <text:p text:style-name="P28">-<text:tab/>Update description of validity time in <text:sequence-ref text:reference-format="category-and-value" text:ref-name="refTable1">Table 2</text:sequence-ref>.</text:p>
            <text:p text:style-name="P28">-<text:tab/>Renamed 'Validity Time' to 'Update Time'.</text:p>
          </table:table-cell>
        </table:table-row>
        <table:table-row>
          <table:table-cell table:style-name="Table5.A17" office:value-type="string">
            <text:p text:style-name="P3">0.15</text:p>
          </table:table-cell>
          <table:table-cell table:style-name="Table5.B17" office:value-type="string">
            <text:p text:style-name="P3">20110221</text:p>
          </table:table-cell>
          <table:table-cell table:style-name="Table5.C17"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17" office:value-type="string">
            <text:p text:style-name="P3">0.14</text:p>
          </table:table-cell>
          <table:table-cell table:style-name="Table5.B17" office:value-type="string">
            <text:p text:style-name="P3">20101209</text:p>
          </table:table-cell>
          <table:table-cell table:style-name="Table5.C17" office:value-type="string">
            <text:p text:style-name="Changelog_20_Entry">-<text:tab/>Rename NBSGPS to PUD.</text:p>
          </table:table-cell>
        </table:table-row>
        <table:table-row>
          <table:table-cell table:style-name="Table5.A17" office:value-type="string">
            <text:p text:style-name="P3">0.13</text:p>
          </table:table-cell>
          <table:table-cell table:style-name="Table5.B17" office:value-type="string">
            <text:p text:style-name="P3">20101201</text:p>
          </table:table-cell>
          <table:table-cell table:style-name="Table5.C17" office:value-type="string">
            <text:p text:style-name="Changelog_20_Entry">-<text:tab/>Update HDOP range.</text:p>
          </table:table-cell>
        </table:table-row>
        <table:table-row>
          <table:table-cell table:style-name="Table5.A17" office:value-type="string">
            <text:p text:style-name="P3">0.12</text:p>
          </table:table-cell>
          <table:table-cell table:style-name="Table5.B17" office:value-type="string">
            <text:p text:style-name="P3">20101116</text:p>
          </table:table-cell>
          <table:table-cell table:style-name="Table5.C17" office:value-type="string">
            <text:p text:style-name="Changelog_20_Entry">-<text:tab/>Add paragraph 'Reserved for Future Use Identifiers'.</text:p>
          </table:table-cell>
        </table:table-row>
        <table:table-row>
          <table:table-cell table:style-name="Table5.A17" office:value-type="string">
            <text:p text:style-name="P3">0.11</text:p>
          </table:table-cell>
          <table:table-cell table:style-name="Table5.B17" office:value-type="string">
            <text:p text:style-name="P3">20101112</text:p>
          </table:table-cell>
          <table:table-cell table:style-name="Table5.C17"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18" office:value-type="string">
            <text:p text:style-name="P3">0.10</text:p>
          </table:table-cell>
          <table:table-cell table:style-name="Table5.B18" office:value-type="string">
            <text:p text:style-name="P3">20101111</text:p>
          </table:table-cell>
          <table:table-cell table:style-name="Table5.C18" office:value-type="string">
            <text:p text:style-name="Changelog_20_Entry">-<text:tab/>Initial Version.</text:p>
          </table:table-cell>
        </table:table-row>
      </table:table>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58"><text:a xlink:type="simple" xlink:href="#__RefHeading__1684_1306387502" text:style-name="Index_20_Link" text:visited-style-name="Index_20_Link">1 <text:s/>Overview<text:tab/>4</text:a></text:p>
          <text:p text:style-name="P59"><text:a xlink:type="simple" xlink:href="#__RefHeading___Toc1738_338704044" text:style-name="Index_20_Link" text:visited-style-name="Index_20_Link">1.1 <text:s/>Introduction<text:tab/>4</text:a></text:p>
          <text:p text:style-name="P59"><text:a xlink:type="simple" xlink:href="#__RefHeading___Toc1740_338704044" text:style-name="Index_20_Link" text:visited-style-name="Index_20_Link">1.2 <text:s/>Position Distribution over OLSR<text:tab/>4</text:a></text:p>
          <text:p text:style-name="P59"><text:a xlink:type="simple" xlink:href="#__RefHeading___Toc1742_338704044" text:style-name="Index_20_Link" text:visited-style-name="Index_20_Link">1.3 <text:s/>Position Uplink<text:tab/>5</text:a></text:p>
          <text:p text:style-name="P59"><text:a xlink:type="simple" xlink:href="#__RefHeading___Toc1744_338704044" text:style-name="Index_20_Link" text:visited-style-name="Index_20_Link">1.4 <text:s/>Relay Server<text:tab/>6</text:a></text:p>
          <text:p text:style-name="P59"><text:a xlink:type="simple" xlink:href="#__RefHeading___Toc1746_338704044" text:style-name="Index_20_Link" text:visited-style-name="Index_20_Link">1.5 <text:s/>Cluster Leader Uplink and Position Update Downlink<text:tab/>6</text:a></text:p>
          <text:p text:style-name="P58"><text:a xlink:type="simple" xlink:href="#__RefHeading___Toc1748_338704044" text:style-name="Index_20_Link" text:visited-style-name="Index_20_Link">2 <text:s/>External Interfaces<text:tab/>8</text:a></text:p>
          <text:p text:style-name="P59"><text:a xlink:type="simple" xlink:href="#__RefHeading___Toc1750_338704044" text:style-name="Index_20_Link" text:visited-style-name="Index_20_Link">2.1 <text:s/>Input GPS Multicast Messages<text:tab/>8</text:a></text:p>
          <text:p text:style-name="P59"><text:a xlink:type="simple" xlink:href="#__RefHeading___Toc1752_338704044" text:style-name="Index_20_Link" text:visited-style-name="Index_20_Link">2.2 <text:s/>Position Update Packet Format<text:tab/>8</text:a></text:p>
          <text:p text:style-name="P59"><text:a xlink:type="simple" xlink:href="#__RefHeading__962_1673364918" text:style-name="Index_20_Link" text:visited-style-name="Index_20_Link">2.3 <text:s/>Position Update Sentence Format<text:tab/>8</text:a></text:p>
          <text:p text:style-name="P62"><text:a xlink:type="simple" xlink:href="#__RefHeading___Toc1754_338704044" text:style-name="Index_20_Link" text:visited-style-name="Index_20_Link">2.3.1 <text:s/>Sentence Version 1<text:tab/>9</text:a></text:p>
          <text:p text:style-name="P59"><text:a xlink:type="simple" xlink:href="#__RefHeading__2516_1896484982" text:style-name="Index_20_Link" text:visited-style-name="Index_20_Link">2.4 <text:s/>Id Types<text:tab/>11</text:a></text:p>
          <text:p text:style-name="P62"><text:a xlink:type="simple" xlink:href="#__RefHeading___Toc1756_338704044" text:style-name="Index_20_Link" text:visited-style-name="Index_20_Link">2.4.1 <text:s/>Globally Unique Identifiers<text:tab/>11</text:a></text:p>
          <text:p text:style-name="P62"><text:a xlink:type="simple" xlink:href="#__RefHeading___Toc1758_338704044" text:style-name="Index_20_Link" text:visited-style-name="Index_20_Link">2.4.2 <text:s/>Locally Unique / Experimental Identifiers<text:tab/>12</text:a></text:p>
          <text:p text:style-name="P62"><text:a xlink:type="simple" xlink:href="#__RefHeading___Toc1760_338704044" text:style-name="Index_20_Link" text:visited-style-name="Index_20_Link">2.4.3 <text:s/>Reserved for Future Use Identifiers<text:tab/>12</text:a></text:p>
          <text:p text:style-name="P58"><text:a xlink:type="simple" xlink:href="#__RefHeading___Toc1762_338704044" text:style-name="Index_20_Link" text:visited-style-name="Index_20_Link">3 <text:s/>Internal Interfaces<text:tab/>13</text:a></text:p>
          <text:p text:style-name="P59"><text:a xlink:type="simple" xlink:href="#__RefHeading___Toc1764_338704044" text:style-name="Index_20_Link" text:visited-style-name="Index_20_Link">3.1 <text:s/>OLSR Position Update Messages<text:tab/>13</text:a></text:p>
          <text:p text:style-name="P62"><text:a xlink:type="simple" xlink:href="#__RefHeading___Toc1766_338704044" text:style-name="Index_20_Link" text:visited-style-name="Index_20_Link">3.1.1 <text:s/>updateTime<text:tab/>13</text:a></text:p>
          <text:p text:style-name="P62"><text:a xlink:type="simple" xlink:href="#__RefHeading___Toc1768_338704044" text:style-name="Index_20_Link" text:visited-style-name="Index_20_Link">3.1.2 <text:s/>present<text:tab/>14</text:a></text:p>
          <text:p text:style-name="P62"><text:a xlink:type="simple" xlink:href="#__RefHeading___Toc1770_338704044" text:style-name="Index_20_Link" text:visited-style-name="Index_20_Link">3.1.3 <text:s/>time<text:tab/>15</text:a></text:p>
          <text:p text:style-name="P62"><text:a xlink:type="simple" xlink:href="#__RefHeading___Toc1772_338704044" text:style-name="Index_20_Link" text:visited-style-name="Index_20_Link">3.1.4 <text:s/>lat / long<text:tab/>15</text:a></text:p>
          <text:p text:style-name="P62"><text:a xlink:type="simple" xlink:href="#__RefHeading___Toc1774_338704044" text:style-name="Index_20_Link" text:visited-style-name="Index_20_Link">3.1.5 <text:s/>alt<text:tab/>15</text:a></text:p>
          <text:p text:style-name="P62"><text:a xlink:type="simple" xlink:href="#__RefHeading___Toc1776_338704044" text:style-name="Index_20_Link" text:visited-style-name="Index_20_Link">3.1.6 <text:s/>hdop<text:tab/>15</text:a></text:p>
          <text:p text:style-name="P62"><text:a xlink:type="simple" xlink:href="#__RefHeading___Toc1778_338704044" text:style-name="Index_20_Link" text:visited-style-name="Index_20_Link">3.1.7 <text:s/>nodeIdType and nodeId<text:tab/>15</text:a></text:p>
        </text:index-body>
      </text:table-of-content>
      <text:p text:style-name="P41"/>
      <text:h text:style-name="P52" text:outline-level="1"><text:bookmark-start text:name="__RefHeading__1684_1306387502"/>Overview<text:bookmark-end text:name="__RefHeading__1684_1306387502"/></text:h>
      <text:h text:style-name="Heading_20_2" text:outline-level="2"><text:bookmark-start text:name="__RefHeading___Toc1738_338704044"/>Introduction<text:bookmark-end text:name="__RefHeading___Toc1738_338704044"/></text:h>
      <text:p text:style-name="Standard">The Position Update Distribution (PUD) OLSR plugin has a number of functions:</text:p>
      <text:list xml:id="list215486583157319081" text:style-name="L1">
        <text:list-item>
          <text:p text:style-name="P29">It distributes the (GPS) position of the router over the OLSR <text:span text:style-name="T18">mesh</text:span>.</text:p>
        </text:list-item>
        <text:list-item>
          <text:p text:style-name="P29">It transmits the position information of the router to a central (relay) server (optional).</text:p>
        </text:list-item>
      </text:list>
      <text:p text:style-name="Standard">These functions are discussed in the following paragraphs.</text:p>
      <text:h text:style-name="Heading_20_2" text:outline-level="2"><text:bookmark-start text:name="__RefHeading___Toc1740_338704044"/>Position Distribution over OLSR<text:bookmark-end text:name="__RefHeading___Toc1740_338704044"/></text:h>
      <text:p text:style-name="P38">Position distribution over the OLSR <text:span text:style-name="T18">mesh</text:span> is the main function of the PUD plugin. The process involved is depicted in the figure below and described after that.</text:p>
      <text:p text:style-name="Standard"><draw:frame draw:style-name="fr3" draw:name="Frame7" text:anchor-type="paragraph" svg:width="15cm" draw:z-index="8"><draw:text-box fo:min-height="10.56cm"><text:p text:style-name="Figure"><draw:frame draw:style-name="fr5" draw:name="Object7" text:anchor-type="as-char" svg:width="15cm" style:rel-width="100%" svg:height="10.56cm" style:rel-height="scale" draw:z-index="9"><draw:object xlink:href="./Object 7" xlink:type="simple" xlink:show="embed" xlink:actuate="onLoad"/><draw:image xlink:href="./ObjectReplacements/Object 7" xlink:type="simple" xlink:show="embed" xlink:actuate="onLoad"/></draw:frame><text:line-break/>Figure <text:sequence text:ref-name="refFigure2" text:name="Figure" text:formula="ooow:Figure+1" style:num-format="1">1</text:sequence>: PUD OLSR Plugin Overview</text:p></draw:text-box></draw:frame><text:line-break/>The process:</text:p>
      <text:list xml:id="list4754223341183259415" text:style-name="L2">
        <text:list-item>
          <text:p text:style-name="P30">On Router 1, the GPS Daemon receives <text:span text:style-name="T17">and manages </text:span>position information from its GPS antenna<text:span text:style-name="T17">(e). The PUD plugin queries the GPS daemon for this information regularly.</text:span></text:p>
        </text:list-item>
        <text:list-item>
          <text:p text:style-name="P30">The PUD plugin <text:span text:style-name="T17">(optionally) sends out the position information onto the LAN. This is basically the same as step 5.</text:span></text:p>
        </text:list-item>
        <text:list-item>
          <text:p text:style-name="P31"><text:span text:style-name="T17">The position information is</text:span> converted to an internal binary format (on a per-message basis). The internal binary format is then used to transmit a position update over the OLSR <text:span text:style-name="T17">mesh</text:span> as an OLSR position update message.</text:p>
        </text:list-item>
        <text:list-item>
          <text:p text:style-name="P30"><text:bookmark text:name="step 4"/>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30"><text:bookmark-start text:name="__RefNumPara__2453_1673364918"/><text:soft-page-break/>A position update packet, containing one or more position update sentences, is then sent as a <text:s/>multicast message onto LAN 2.<text:bookmark-end text:name="__RefNumPara__2453_1673364918"/></text:p>
        </text:list-item>
      </text:list>
      <text:h text:style-name="Heading_20_2" text:outline-level="2"><text:bookmark-start text:name="__RefHeading___Toc1742_338704044"/>Position Uplink<text:bookmark-end text:name="__RefHeading___Toc1742_338704044"/></text:h>
      <text:p text:style-name="Standard">The secondary <text:span text:style-name="T10">(optional) </text:span>function of the PUD plugin is to send its position updates to a relay server (uplink the position). The process involved is depicted in the figure below and described after that.</text:p>
      <text:p text:style-name="P36"><draw:frame draw:style-name="fr3" draw:name="Frame1" text:anchor-type="paragraph" svg:width="15cm" draw:z-index="10"><draw:text-box fo:min-height="10.56cm"><text:p text:style-name="Figure"><draw:frame draw:style-name="fr5" draw:name="Object1" text:anchor-type="as-char" svg:width="15cm" style:rel-width="100%" svg:height="10.56cm" style:rel-height="scale" draw:z-index="11"><draw:object xlink:href="./Object 1" xlink:type="simple" xlink:show="embed" xlink:actuate="onLoad"/><draw:image xlink:href="./ObjectReplacements/Object 1" xlink:type="simple" xlink:show="embed" xlink:actuate="onLoad"/></draw:frame><text:line-break/>Figure <text:sequence text:ref-name="refFigure0" text:name="Figure" text:formula="ooow:Figure+1" style:num-format="1">2</text:sequence>: PUD OLSR Plugin Overview</text:p></draw:text-box></draw:frame><text:line-break/>The process is basically the same as that of distribution over the OLSR <text:span text:style-name="T18">mesh</text:span>, but instead of sending the position update to the OLSR <text:span text:style-name="T18">mesh</text:span> and receiving from the OLSR <text:span text:style-name="T18">mesh</text:span>, a Relay Server is used (steps 3 and 4).</text:p>
      <text:list xml:id="list1441548174100148640" text:style-name="L3">
        <text:list-item>
          <text:p text:style-name="P32">On Router 1, the GPS Daemon receives <text:span text:style-name="T17">and manages </text:span>position information from its GPS antenna<text:span text:style-name="T17">(e). The PUD plugin queries the GPS daemon for this information regularly.</text:span></text:p>
        </text:list-item>
        <text:list-item>
          <text:p text:style-name="P33">The PUD plugin <text:span text:style-name="T17">(optionally) sends out the position information onto the LAN. This is basically the same as step 5.</text:span></text:p>
        </text:list-item>
        <text:list-item>
          <text:p text:style-name="P33"><text:span text:style-name="T17">The position information is</text:span> converted to an internal binary format (on a per-message basis). The internal binary format is then used to transmit a position update as an OLSR position update message over the uplink to the Relay Server.</text:p>
        </text:list-item>
        <text:list-item>
          <text:p text:style-name="P33">On Router 2, upon reception of an OLSR position update message, the message is converted to a (proprietary/custom) NMEA sentence. Such a sentence will be referred to as a “position update sentence” (see page <text:bookmark-ref text:reference-format="page" text:ref-name="__RefHeading__962_1673364918">7</text:bookmark-ref>).</text:p>
        </text:list-item>
        <text:list-item>
          <text:p text:style-name="P33">A position update packet, containing one or more position update sentences, is then sent as a <text:s/>multicast message onto LAN 2 <text:span text:style-name="T7">and</text:span> the position update is also sent onto the OLSR <text:span text:style-name="T18">mesh</text:span>.</text:p>
        </text:list-item>
      </text:list>
      <text:h text:style-name="Heading_20_2" text:outline-level="2"><text:bookmark-start text:name="__RefHeading___Toc1744_338704044"/><text:soft-page-break/>Relay Server<text:bookmark-end text:name="__RefHeading___Toc1744_338704044"/></text:h>
      <text:p text:style-name="Standard">The exact working of the Relay Server are out-of-scope for this document and not even relevant.</text:p>
      <text:p text:style-name="P36">It is sufficient to think of the Relay Server as a server that receives position updates and distributes the position updates to all the OLSR <text:span text:style-name="T18">meshes</text:span> it knows about.</text:p>
      <text:p text:style-name="P36">This architecture enables position distribution to out-of-range OLSR <text:span text:style-name="T18">meshes.</text:span></text:p>
      <text:h text:style-name="Heading_20_2" text:outline-level="2"><text:bookmark-start text:name="__RefHeading___Toc1746_338704044"/>Cluster Leader Uplink and Position Update Downlink<text:bookmark-end text:name="__RefHeading___Toc1746_338704044"/></text:h>
      <text:p text:style-name="P36">In order to have a more efficient distribution of position updates over several out-of-range OLSR <text:span text:style-name="T18">meshes</text:span> the smart gateway mechanism (if enabled) of OLSR is employed:</text:p>
      <text:list xml:id="list3272558514243188459" text:style-name="L4">
        <text:list-item>
          <text:p text:style-name="P34">Each router continuously elects a smart gateway.</text:p>
        </text:list-item>
        <text:list-item>
          <text:p text:style-name="P34">Each router continuously elects the smart gateway with the greatest aggregated advertised bandwidth as its cluster leader.</text:p>
        </text:list-item>
        <text:list-item>
          <text:p text:style-name="P34">The router sends, on a regular basis, its main IP address together with the main IP address of the chosen cluster leader onto the uplink in the form of a ClusterLeader message.</text:p>
        </text:list-item>
        <text:list-item>
          <text:p text:style-name="P35">The Relay Server now has enough information to determine which routers are in which OLSR <text:span text:style-name="T18">mesh</text:span> and which node in that <text:span text:style-name="T18">mesh</text:span> is chosen as a cluster leader.</text:p>
        </text:list-item>
        <text:list-item>
          <text:p text:style-name="P35">When the Relay Server receives a position update, it distributes this update to every cluster leader it knows about, except to the cluster leader of the <text:span text:style-name="T18">mesh</text:span> of which the router that sent the update is a member.</text:p>
        </text:list-item>
        <text:list-item>
          <text:p text:style-name="P35">When a router receives one or more position updates (from the Relay Server) on its downlink, then it sends these updates onto its LAN <text:span text:style-name="T7">and</text:span> onto its OLSR <text:span text:style-name="T18">mesh</text:span>.</text:p>
        </text:list-item>
      </text:list>
      <text:p text:style-name="P36">This architecture lets each router uplink its position individually, while downlinking position updates is done only once per OLSR <text:span text:style-name="T18">mesh</text:span> (and letting the OLSR <text:span text:style-name="T18">mesh</text:span> further distribute the position updates to all routers in the OLSR <text:span text:style-name="T18">mesh</text:span>).</text:p>
      <text:p text:style-name="P36"><text:span text:style-name="T3">Note:</text:span> if the smart gateway system is not enabled then the router reports itself as cluster leader, and does <text:span text:style-name="T3">not</text:span> forward downlink messages onto the OLSR <text:span text:style-name="T18">mesh</text:span>.</text:p>
      <text:h text:style-name="Heading_20_1" text:outline-level="1"><text:bookmark-start text:name="__RefHeading___Toc1748_338704044"/>External Interfaces<text:bookmark-end text:name="__RefHeading___Toc1748_338704044"/></text:h>
      <text:h text:style-name="P53" text:outline-level="2"><text:bookmark-start text:name="__RefHeading___Toc1750_338704044"/>GPS Input<text:bookmark-end text:name="__RefHeading___Toc1750_338704044"/></text:h>
      <text:p text:style-name="P49"><text:span text:style-name="T22">By default, the plugin interfaces with the (standard) GPS daemon directly for position information.</text:span></text:p>
      <text:p text:style-name="P42"><text:span text:style-name="T20">When so configured, </text:span>it can <text:span text:style-name="T21">also </text:span>read position information from an input file.</text:p>
      <text:h text:style-name="Heading_20_2" text:outline-level="2"><text:bookmark-start text:name="__RefNumPara__1044_1276153870"/><text:bookmark-start text:name="__RefHeading___Toc1752_338704044"/>Position Update Packet Format<text:bookmark-end text:name="__RefNumPara__1044_1276153870"/><text:bookmark-end text:name="__RefHeading___Toc1752_338704044"/></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4">Note:</text:span><text:tab/>Currently there is always a single sentence present in the message, but that can change without prior notice.</text:p>
      <text:h text:style-name="Heading_20_2" text:outline-level="2"><text:bookmark-start text:name="__RefHeading__962_1673364918"/>Position Update Sentence Format<text:bookmark-end text:name="__RefHeading__962_1673364918"/></text:h>
      <text:p text:style-name="P9">Position update sentences are used as part of a position update packet (see page <text:bookmark-ref text:reference-format="page" text:ref-name="__RefNumPara__1044_1276153870">7</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5">$PNBSX,</text:p>
          </table:table-cell>
          <table:table-cell table:style-name="Table1.E2" office:value-type="string">
            <text:p text:style-name="P5"><text:span text:style-name="T11">1</text:span>,</text:p>
          </table:table-cell>
          <table:table-cell table:style-name="Table1.E2" office:value-type="string">
            <text:p text:style-name="P5">0,</text:p>
          </table:table-cell>
          <table:table-cell table:style-name="Table1.D2" office:value-type="string">
            <text:p text:style-name="P5">1.2.3.4,</text:p>
          </table:table-cell>
          <table:table-cell table:style-name="Table1.E2" office:value-type="string">
            <text:p text:style-name="P5">1,</text:p>
          </table:table-cell>
          <table:table-cell table:style-name="Table1.F2" office:value-type="string">
            <text:p text:style-name="P5">Node1,</text:p>
          </table:table-cell>
          <table:table-cell table:style-name="Table1.G2" office:value-type="string">
            <text:p text:style-name="P5">300610,</text:p>
          </table:table-cell>
          <table:table-cell table:style-name="Table1.H2" office:value-type="string">
            <text:p text:style-name="P5">090450,</text:p>
          </table:table-cell>
          <table:table-cell table:style-name="Table1.I2" office:value-type="string">
            <text:p text:style-name="P5">256,</text:p>
          </table:table-cell>
          <table:table-cell table:style-name="Table1.J2" office:value-type="string">
            <text:p text:style-name="P5">3208.86142,N,</text:p>
          </table:table-cell>
          <table:table-cell table:style-name="Table1.K2" office:value-type="string">
            <text:p text:style-name="P5">320.78558,E,</text:p>
          </table:table-cell>
          <table:table-cell table:style-name="Table1.L2" office:value-type="string">
            <text:p text:style-name="P5">12,</text:p>
          </table:table-cell>
          <table:table-cell table:style-name="Table1.M2" office:value-type="string">
            <text:p text:style-name="P5">50,</text:p>
          </table:table-cell>
          <table:table-cell table:style-name="Table1.N2" office:value-type="string">
            <text:p text:style-name="P5">19,</text:p>
          </table:table-cell>
          <table:table-cell table:style-name="Table1.O2" office:value-type="string">
            <text:p text:style-name="P5">2.3</text:p>
          </table:table-cell>
        </table:table-row>
        <table:table-row>
          <table:table-cell table:style-name="Table1.A3" office:value-type="string">
            <text:p text:style-name="P2">NMEA Prefix</text:p>
          </table:table-cell>
          <table:table-cell table:style-name="Table1.C3" office:value-type="string">
            <text:p text:style-name="P2">Sentence Version</text:p>
          </table:table-cell>
          <table:table-cell table:style-name="Table1.C3" office:value-type="string">
            <text:p text:style-name="P2">Gateway Flag</text:p>
          </table:table-cell>
          <table:table-cell table:style-name="Table1.D3" office:value-type="string">
            <text:p text:style-name="P2">OLSR Originator</text:p>
          </table:table-cell>
          <table:table-cell table:style-name="Table1.E3" office:value-type="string">
            <text:p text:style-name="P2">IdType</text:p>
          </table:table-cell>
          <table:table-cell table:style-name="Table1.F3" office:value-type="string">
            <text:p text:style-name="P2">Id</text:p>
          </table:table-cell>
          <table:table-cell table:style-name="Table1.G3" office:value-type="string">
            <text:p text:style-name="P2">Date</text:p>
          </table:table-cell>
          <table:table-cell table:style-name="Table1.H3" office:value-type="string">
            <text:p text:style-name="P2">Time</text:p>
          </table:table-cell>
          <table:table-cell table:style-name="Table1.I3" office:value-type="string">
            <text:p text:style-name="P2">Update Time</text:p>
          </table:table-cell>
          <table:table-cell table:style-name="Table1.J3" office:value-type="string">
            <text:p text:style-name="P2">Latitude</text:p>
          </table:table-cell>
          <table:table-cell table:style-name="Table1.K3" office:value-type="string">
            <text:p text:style-name="P2">Longitude</text:p>
          </table:table-cell>
          <table:table-cell table:style-name="Table1.L3" office:value-type="string">
            <text:p text:style-name="P2">Altitude</text:p>
          </table:table-cell>
          <table:table-cell table:style-name="Table1.M3" office:value-type="string">
            <text:p text:style-name="P2">Speed</text:p>
          </table:table-cell>
          <table:table-cell table:style-name="Table1.N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pan text:style-name="T4">Note:</text:span><text:tab/>The commas that are shown in the example on the second row of <text:sequence-ref text:reference-format="category-and-value" text:ref-name="refTable0">1</text:sequence-ref> are <text:span text:style-name="T3">not</text:span> part of the field values but of the NMEA format.</text:p>
      <text:p text:style-name="Note"><text:span text:style-name="T4">Note:</text:span><text:tab/>Fields that are colored yellow in <text:sequence-ref text:reference-format="category-and-value" text:ref-name="refTable0">1</text:sequence-ref> are optional and can be empty, which indicates that the corresponding value is unknown or not present. An empty field will still have a comma as per the NMEA format.</text:p>
      <text:p text:style-name="Note"><text:span text:style-name="T4">Note:</text:span><text:tab/>Whitespace can be ignored in a position update sentence, except for the Id field.</text:p>
      <text:p text:style-name="Note"><text:span text:style-name="T4">Note:</text:span><text:tab/>Each sentence is always terminated with the '\r\n' character sequence.</text:p>
      <text:h text:style-name="Heading_20_3" text:outline-level="3"><text:bookmark-start text:name="__RefHeading___Toc1754_338704044"/>Sentence Version 1<text:bookmark-end text:name="__RefHeading___Toc1754_338704044"/></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Field<text:line-break/>Number</text:p>
            </table:table-cell>
            <table:table-cell table:style-name="Table2.A1" office:value-type="string">
              <text:p text:style-name="P13">Field<text:line-break/>Name</text:p>
            </table:table-cell>
            <table:table-cell table:style-name="Table2.C1" office:value-type="string">
              <text:p text:style-name="P12"><text:line-break/>Description</text:p>
            </table:table-cell>
          </table:table-row>
        </table:table-header-rows>
        <table:table-row table:style-name="Table2.1">
          <table:table-cell table:style-name="Table2.A18" office:value-type="string">
            <text:p text:style-name="P13">1</text:p>
          </table:table-cell>
          <table:table-cell table:style-name="Table2.B2" office:value-type="string">
            <text:p text:style-name="P13">NMEA<text:line-break/>Prefix</text:p>
          </table:table-cell>
          <table:table-cell table:style-name="Table2.C18" office:value-type="string">
            <text:p text:style-name="P12">The NMEA prefix of the sentence (configurable).</text:p>
            <text:p text:style-name="P12">A string that starts with '$P' (default is '$PNBSX').</text:p>
          </table:table-cell>
        </table:table-row>
        <table:table-row table:style-name="Table2.1">
          <table:table-cell table:style-name="Table2.A18" office:value-type="string">
            <text:p text:style-name="P13">2</text:p>
          </table:table-cell>
          <table:table-cell table:style-name="Table2.B2" office:value-type="string">
            <text:p text:style-name="P13">Sentence<text:line-break/>Version</text:p>
          </table:table-cell>
          <table:table-cell table:style-name="Table2.C18" office:value-type="string">
            <text:p text:style-name="P12">The version of the sentence format.</text:p>
            <text:p text:style-name="P12">An unsigned integer number (fixed value)</text:p>
          </table:table-cell>
        </table:table-row>
        <text:soft-page-break/>
        <table:table-row table:style-name="Table2.1">
          <table:table-cell table:style-name="Table2.A18" office:value-type="string">
            <text:p text:style-name="P13">3</text:p>
          </table:table-cell>
          <table:table-cell table:style-name="Table2.B2" office:value-type="string">
            <text:p text:style-name="P13">Gateway<text:line-break/>Flag</text:p>
          </table:table-cell>
          <table:table-cell table:style-name="Table2.C18" office:value-type="string">
            <text:p text:style-name="P12">A flag indicating whether the position update originated from the plugin (0) or from an external gateway (1).</text:p>
            <text:p text:style-name="P12">An unsigned integer number in the range [0, 1].</text:p>
          </table:table-cell>
        </table:table-row>
        <table:table-row table:style-name="Table2.1">
          <table:table-cell table:style-name="Table2.A18" office:value-type="string">
            <text:p text:style-name="P13">4</text:p>
          </table:table-cell>
          <table:table-cell table:style-name="Table2.B2" office:value-type="string">
            <text:p text:style-name="P13">OLSR<text:line-break/>Originator</text:p>
          </table:table-cell>
          <table:table-cell table:style-name="Table2.C18" office:value-type="string">
            <text:p text:style-name="P12">The OLSR originator IP address (can be an Ipv4 or Ipv6 address).</text:p>
            <text:p text:style-name="P12">A string representation of an IP address.</text:p>
          </table:table-cell>
        </table:table-row>
        <table:table-row table:style-name="Table2.1">
          <table:table-cell table:style-name="Table2.A18" office:value-type="string">
            <text:p text:style-name="P13">5</text:p>
          </table:table-cell>
          <table:table-cell table:style-name="Table2.B2" office:value-type="string">
            <text:p text:style-name="P13">IdType</text:p>
          </table:table-cell>
          <table:table-cell table:style-name="Table2.C18" office:value-type="string">
            <text:p text:style-name="P12">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10</text:bookmark-ref>).</text:p>
            <text:p text:style-name="P12">An unsigned integer number in the range [0, 254].</text:p>
          </table:table-cell>
        </table:table-row>
        <table:table-row table:style-name="Table2.1">
          <table:table-cell table:style-name="Table2.A18" office:value-type="string">
            <text:p text:style-name="P13">6</text:p>
          </table:table-cell>
          <table:table-cell table:style-name="Table2.B2" office:value-type="string">
            <text:p text:style-name="P13">Id</text:p>
          </table:table-cell>
          <table:table-cell table:style-name="Table2.C18" office:value-type="string">
            <text:p text:style-name="P12">The Id of the sending node (configurable).</text:p>
            <text:p text:style-name="P12">A string representation of the configured information (see paragraph <text:bookmark-ref text:reference-format="number-no-superior" text:ref-name="__RefHeading__2516_1896484982">2.4</text:bookmark-ref> on page <text:bookmark-ref text:reference-format="page" text:ref-name="__RefHeading__2516_1896484982">10</text:bookmark-ref>).</text:p>
          </table:table-cell>
        </table:table-row>
        <table:table-row table:style-name="Table2.1">
          <table:table-cell table:style-name="Table2.A18" office:value-type="string">
            <text:p text:style-name="P13">7</text:p>
          </table:table-cell>
          <table:table-cell table:style-name="Table2.B2" office:value-type="string">
            <text:p text:style-name="P13">Date</text:p>
          </table:table-cell>
          <table:table-cell table:style-name="Table2.C18" office:value-type="string">
            <text:p text:style-name="P12">The date of the information.</text:p>
            <text:p text:style-name="P12">An unsigned integer number in the format 'DDMMYY'.</text:p>
            <text:p text:style-name="P12">DD:<text:tab/><text:tab/>Day<text:tab/><text:tab/><text:tab/>[01, 31]<text:line-break/>MM:<text:tab/><text:tab/>Month<text:tab/><text:tab/><text:tab/>[01, 12]<text:line-break/>YY:<text:tab/><text:tab/>Year<text:tab/><text:tab/><text:tab/>[00, 99]</text:p>
          </table:table-cell>
        </table:table-row>
        <table:table-row table:style-name="Table2.1">
          <table:table-cell table:style-name="Table2.A18" office:value-type="string">
            <text:p text:style-name="P13">8</text:p>
          </table:table-cell>
          <table:table-cell table:style-name="Table2.B2" office:value-type="string">
            <text:p text:style-name="P13">Time</text:p>
          </table:table-cell>
          <table:table-cell table:style-name="Table2.C18" office:value-type="string">
            <text:p text:style-name="P12">The time of the information.</text:p>
            <text:p text:style-name="P12">An unsigned integer number in the format 'HHMMSS'.</text:p>
            <text:p text:style-name="P12">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able:table-row table:style-name="Table2.1">
          <table:table-cell table:style-name="Table2.A18" office:value-type="string">
            <text:p text:style-name="P13">9</text:p>
          </table:table-cell>
          <table:table-cell table:style-name="Table2.B2" office:value-type="string">
            <text:p text:style-name="P13">Update<text:line-break/>Time</text:p>
          </table:table-cell>
          <table:table-cell table:style-name="Table2.C18" office:value-type="string">
            <text:p text:style-name="P12">The number of seconds (counting from the date and time fields) after which <text:s/>the information will be sent again.</text:p>
            <text:p text:style-name="P37">Without packet loss in the <text:span text:style-name="T18">mesh</text:span> the information can be considered invalid after this interval. To compensate for packet loss the receiver of the information can multiply the update time by a compensation factor (for example 3, which is a good value for most <text:span text:style-name="T18">meshe</text:span>s) to obtain the interval after which the information can truly be considered invalid.</text:p>
            <text:p text:style-name="P12">An unsigned integer number in the range [0, 1015792], with zero meaning 'infinite'.</text:p>
          </table:table-cell>
        </table:table-row>
        <text:soft-page-break/>
        <table:table-row table:style-name="Table2.1">
          <table:table-cell table:style-name="Table2.A18" office:value-type="string">
            <text:p text:style-name="P13">10</text:p>
          </table:table-cell>
          <table:table-cell table:style-name="Table2.B11" office:value-type="string">
            <text:p text:style-name="P13">Latitude</text:p>
          </table:table-cell>
          <table:table-cell table:style-name="Table2.C18" office:value-type="string">
            <text:p text:style-name="P12">Latitude and latitude‑hemisphere of the information.</text:p>
            <text:p text:style-name="P12">A combination of an unsigned floating point number and a string in the format 'DDMM.SSSSS,H'.</text:p>
            <text:p text:style-name="P12">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18" office:value-type="string">
            <text:p text:style-name="P13">11</text:p>
          </table:table-cell>
          <table:table-cell table:style-name="Table2.B11" office:value-type="string">
            <text:p text:style-name="P13">Longitude</text:p>
          </table:table-cell>
          <table:table-cell table:style-name="Table2.C18" office:value-type="string">
            <text:p text:style-name="P12">Longitude and longitude‑hemisphere of the information.</text:p>
            <text:p text:style-name="P12">A combination of an unsigned floating point number and a string in the format 'DDDMM.SSSSS,H'.</text:p>
            <text:p text:style-name="P12">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18" office:value-type="string">
            <text:p text:style-name="P13">12</text:p>
          </table:table-cell>
          <table:table-cell table:style-name="Table2.B11" office:value-type="string">
            <text:p text:style-name="P13">Altitude</text:p>
          </table:table-cell>
          <table:table-cell table:style-name="Table2.C18" office:value-type="string">
            <text:p text:style-name="P12">Altitude in meters above mean sea level (geoid).</text:p>
            <text:p text:style-name="P12">A signed integer number in the range [-400, 65135].</text:p>
          </table:table-cell>
        </table:table-row>
        <table:table-row table:style-name="Table2.1">
          <table:table-cell table:style-name="Table2.A18" office:value-type="string">
            <text:p text:style-name="P13">13</text:p>
          </table:table-cell>
          <table:table-cell table:style-name="Table2.B11" office:value-type="string">
            <text:p text:style-name="P13">Speed</text:p>
          </table:table-cell>
          <table:table-cell table:style-name="Table2.C18" office:value-type="string">
            <text:p text:style-name="P12">Speed in kilometers per hour (km/h).</text:p>
            <text:p text:style-name="P12">An unsigned integer number in the range [0, 4095].</text:p>
          </table:table-cell>
        </table:table-row>
        <table:table-row table:style-name="Table2.1">
          <table:table-cell table:style-name="Table2.A18" office:value-type="string">
            <text:p text:style-name="P13">14</text:p>
          </table:table-cell>
          <table:table-cell table:style-name="Table2.B11" office:value-type="string">
            <text:p text:style-name="P13">Track</text:p>
          </table:table-cell>
          <table:table-cell table:style-name="Table2.C18" office:value-type="string">
            <text:p text:style-name="P12">Direction of the movement of the information, in degrees relative to true north.</text:p>
            <text:p text:style-name="P12">An unsigned integer number in the range [0, 359].</text:p>
          </table:table-cell>
        </table:table-row>
        <table:table-row table:style-name="Table2.1">
          <table:table-cell table:style-name="Table2.A18" office:value-type="string">
            <text:p text:style-name="P13">15</text:p>
          </table:table-cell>
          <table:table-cell table:style-name="Table2.B11" office:value-type="string">
            <text:p text:style-name="P13">HDOP</text:p>
          </table:table-cell>
          <table:table-cell table:style-name="Table2.C18" office:value-type="string">
            <text:p text:style-name="P12">Horizontal Dilution Of Precision.</text:p>
            <text:p text:style-name="P12">An unsigned floating point number in the range [0.0, 40.94].</text:p>
          </table:table-cell>
        </table:table-row>
        <table:table-row table:style-name="Table2.1">
          <table:table-cell table:style-name="Table2.A18" office:value-type="string">
            <text:p text:style-name="P13">16</text:p>
          </table:table-cell>
          <table:table-cell table:style-name="Table2.B2" office:value-type="string">
            <text:p text:style-name="P13">Checksum</text:p>
          </table:table-cell>
          <table:table-cell table:style-name="Table2.C18" office:value-type="string">
            <text:p text:style-name="P12">The checksum of the complete string, not including the checksum itself.</text:p>
            <text:p text:style-name="P12">The checksum is calculated exactly the same way as a checksum in a standard NMEA GPS sentence and is a hexadecimal number in the range [00, FF], preceded by a '*'.</text:p>
            <text:p text:style-name="P12">This field is not shown in <text:sequence-ref text:reference-format="category-and-value" text:ref-name="refTable0">1</text:sequence-ref>.</text:p>
          </table:table-cell>
        </table:table-row>
        <table:table-row table:style-name="Table2.1">
          <table:table-cell table:style-name="Table2.A18" office:value-type="string">
            <text:p text:style-name="P13">17</text:p>
          </table:table-cell>
          <table:table-cell table:style-name="Table2.B2" office:value-type="string">
            <text:p text:style-name="P13">Sentence<text:line-break/>Termination</text:p>
          </table:table-cell>
          <table:table-cell table:style-name="Table2.C18" office:value-type="string">
            <text:p text:style-name="P12">The standard NMEA sentence terminator ('&lt;cr&gt;&lt;lf&gt;' / '\r\n').</text:p>
            <text:p text:style-name="P12">This field is not shown in <text:sequence-ref text:reference-format="category-and-value" text:ref-name="refTable0">1</text:sequence-ref>.</text:p>
          </table:table-cell>
        </table:table-row>
      </table:table>
      <text:p text:style-name="Table">Table <text:sequence text:ref-name="refTable1" text:name="Table" text:formula="ooow:Table+1" style:num-format="1">2</text:sequence>: Position Update Sentence Format Description</text:p>
      <text:p text:style-name="P60"><text:span text:style-name="T4">Note:</text:span><text:tab/>The ranges that are mentioned are <text:span text:style-name="T6">indicative</text:span> and represent the <text:span text:style-name="T5">current</text:span> ranges. These ranges depend upon the internal format that is used for position update messages on the OLSR <text:span text:style-name="T18">mesh</text:span>.</text:p>
      <text:h text:style-name="Heading_20_2" text:outline-level="2"><text:bookmark-start text:name="__RefHeading__2516_1896484982"/><text:soft-page-break/>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text:bookmark-start text:name="__RefHeading___Toc1756_338704044"/>Globally Unique Identifiers<text:bookmark-end text:name="__RefHeading___Toc1756_338704044"/></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8" office:value-type="string">
            <text:p text:style-name="P3">0</text:p>
          </table:table-cell>
          <table:table-cell table:style-name="Table3.B8"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8" office:value-type="string">
            <text:p text:style-name="P3">1</text:p>
          </table:table-cell>
          <table:table-cell table:style-name="Table3.B8" office:value-type="string">
            <text:p text:style-name="Text_20_body">An MSISDN number, as per the ITU-T <text:span text:style-name="T8">E.164 specification (50 bits, 7 bytes).</text:span></text:p>
            <text:p text:style-name="P4">Represented as an unsigned integer number with 15 digits.</text:p>
          </table:table-cell>
        </table:table-row>
        <table:table-row table:style-name="Table3.1">
          <table:table-cell table:style-name="Table3.A8" office:value-type="string">
            <text:p text:style-name="P3">2</text:p>
          </table:table-cell>
          <table:table-cell table:style-name="Table3.B4" office:value-type="string">
            <text:p text:style-name="P15">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able:table-row table:style-name="Table3.1">
          <table:table-cell table:style-name="Table3.A8"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able:table-row table:style-name="Table3.1">
          <table:table-cell table:style-name="Table3.A8" office:value-type="string">
            <text:p text:style-name="P3">5</text:p>
          </table:table-cell>
          <table:table-cell table:style-name="Table3.B8" office:value-type="string">
            <text:p text:style-name="Table_20_Contents">Reserved</text:p>
          </table:table-cell>
        </table:table-row>
        <table:table-row table:style-name="Table3.1">
          <table:table-cell table:style-name="Table3.A8" office:value-type="string">
            <text:p text:style-name="P3">6</text:p>
          </table:table-cell>
          <table:table-cell table:style-name="Table3.B8"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5">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5">A URN number, as per the Unit Reference Number specification at <text:a xlink:type="simple" xlink:href="http://www.dtic.mil/cjcs_directives/cdata/unlimit/3156_01.pdf" text:style-name="Internet_20_link" text:visited-style-name="Visited_20_Internet_20_Link">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P60"><text:soft-page-break/><text:span text:style-name="T4">Note:</text:span><text:span text:style-name="T1"><text:tab/>IdType values that are colored red in </text:span><text:span text:style-name="T1"><text:sequence-ref text:reference-format="category-and-value" text:ref-name="refTable2">Table 3</text:sequence-ref></text:span><text:span text:style-name="T1"> are transmitted as‑is over the OLSR </text:span><text:span text:style-name="T2">mesh</text:span><text:span text:style-name="T1">: be advised that performance will be impacted when these values take more than about a dozen bytes.</text:span></text:p>
      <text:h text:style-name="Heading_20_3" text:outline-level="3"><text:bookmark-start text:name="__RefHeading___Toc1758_338704044"/>Locally Unique / Experimental Identifiers<text:bookmark-end text:name="__RefHeading___Toc1758_338704044"/></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5" office:value-type="string">
            <text:p text:style-name="P3">193</text:p>
          </table:table-cell>
          <table:table-cell table:style-name="Table4.B5"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5" office:value-type="string">
            <text:p text:style-name="P3">194</text:p>
          </table:table-cell>
          <table:table-cell table:style-name="Table4.B5" office:value-type="string">
            <text:p text:style-name="Table_20_Contents">An unsigned integer number of 4 digits in the range [1, 8191] (13 bits, 2 bytes).</text:p>
          </table:table-cell>
        </table:table-row>
        <table:table-row table:style-name="Table4.1">
          <table:table-cell table:style-name="Table4.A5" office:value-type="string">
            <text:p text:style-name="P3">... 254</text:p>
          </table:table-cell>
          <table:table-cell table:style-name="Table4.B5"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text:bookmark-start text:name="__RefHeading___Toc1760_338704044"/>Reserved for Future Use Identifiers<text:bookmark-end text:name="__RefHeading___Toc1760_338704044"/></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27">255</text:p>
          </table:table-cell>
          <table:table-cell table:style-name="Table6.B2" office:value-type="string">
            <text:p text:style-name="P26">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text:bookmark-start text:name="__RefHeading___Toc1762_338704044"/>Internal Interfaces<text:bookmark-end text:name="__RefHeading___Toc1762_338704044"/></text:h>
      <text:h text:style-name="Heading_20_2" text:outline-level="2"><text:bookmark-start text:name="__RefHeading___Toc1764_338704044"/>OLSR Position Update Messages<text:bookmark-end text:name="__RefHeading___Toc1764_338704044"/></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1">Error: Reference source not found</text:sequence-ref> on page <text:sequence-ref text:reference-format="page" text:ref-name="refFigure1">Error: Reference source not found</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12" office:value-type="string">
            <text:p text:style-name="Table_20_Contents">version</text:p>
          </table:table-cell>
          <table:table-cell table:style-name="Table7.B12" office:value-type="string">
            <text:p text:style-name="P16">8</text:p>
          </table:table-cell>
          <table:table-cell table:style-name="Table7.C12" office:value-type="string">
            <text:p text:style-name="Table_20_Contents">The version of the message format, currently fixed to <text:span text:style-name="T12">one</text:span>.</text:p>
          </table:table-cell>
        </table:table-row>
        <table:table-row table:style-name="Table7.1">
          <table:table-cell table:style-name="Table7.A12" office:value-type="string">
            <text:p text:style-name="Table_20_Contents">updateTime</text:p>
          </table:table-cell>
          <table:table-cell table:style-name="Table7.B12" office:value-type="string">
            <text:p text:style-name="P16">8</text:p>
          </table:table-cell>
          <table:table-cell table:style-name="Table7.C1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9</text:sequence-ref>.</text:p>
          </table:table-cell>
        </table:table-row>
        <table:table-row table:style-name="Table7.1">
          <table:table-cell table:style-name="Table7.A4" office:value-type="string">
            <text:p text:style-name="P7">present</text:p>
          </table:table-cell>
          <table:table-cell table:style-name="Table7.B4" office:value-type="string">
            <text:p text:style-name="P17">32</text:p>
          </table:table-cell>
          <table:table-cell table:style-name="Table7.C4" office:value-type="string">
            <text:p text:style-name="P18">A mask signalling the presence of values in the message.</text:p>
          </table:table-cell>
        </table:table-row>
        <table:table-row table:style-name="Table7.1">
          <table:table-cell table:style-name="Table7.A12" office:value-type="string">
            <text:p text:style-name="Table_20_Contents">time</text:p>
          </table:table-cell>
          <table:table-cell table:style-name="Table7.B12" office:value-type="string">
            <text:p text:style-name="P16">17</text:p>
          </table:table-cell>
          <table:table-cell table:style-name="Table7.C12" office:value-type="string">
            <text:p text:style-name="Text_20_body">The timestamp of the position update data: the number of seconds after midnight.</text:p>
          </table:table-cell>
        </table:table-row>
        <table:table-row table:style-name="Table7.1">
          <table:table-cell table:style-name="Table7.A12" office:value-type="string">
            <text:p text:style-name="Table_20_Contents">lat</text:p>
          </table:table-cell>
          <table:table-cell table:style-name="Table7.B12" office:value-type="string">
            <text:p text:style-name="P16">28</text:p>
          </table:table-cell>
          <table:table-cell table:style-name="Table7.C12" office:value-type="string">
            <text:p text:style-name="Table_20_Contents">Latitude of the position update.</text:p>
          </table:table-cell>
        </table:table-row>
        <table:table-row table:style-name="Table7.1">
          <table:table-cell table:style-name="Table7.A12" office:value-type="string">
            <text:p text:style-name="Table_20_Contents">long</text:p>
          </table:table-cell>
          <table:table-cell table:style-name="Table7.B12" office:value-type="string">
            <text:p text:style-name="P16">27</text:p>
          </table:table-cell>
          <table:table-cell table:style-name="Table7.C12" office:value-type="string">
            <text:p text:style-name="Table_20_Contents">Longitude of the position update.</text:p>
          </table:table-cell>
        </table:table-row>
        <table:table-row table:style-name="Table7.1">
          <table:table-cell table:style-name="Table7.A12" office:value-type="string">
            <text:p text:style-name="Table_20_Contents">alt</text:p>
          </table:table-cell>
          <table:table-cell table:style-name="Table7.B12" office:value-type="string">
            <text:p text:style-name="P16">16</text:p>
          </table:table-cell>
          <table:table-cell table:style-name="Table7.C12" office:value-type="string">
            <text:p text:style-name="Table_20_Contents">Altitude of the position update (in meters)</text:p>
          </table:table-cell>
        </table:table-row>
        <table:table-row table:style-name="Table7.1">
          <table:table-cell table:style-name="Table7.A12" office:value-type="string">
            <text:p text:style-name="Table_20_Contents">speed</text:p>
          </table:table-cell>
          <table:table-cell table:style-name="Table7.B12" office:value-type="string">
            <text:p text:style-name="P16">12</text:p>
          </table:table-cell>
          <table:table-cell table:style-name="Table7.C12" office:value-type="string">
            <text:p text:style-name="Table_20_Contents">Speed of the position update (in kph).</text:p>
          </table:table-cell>
        </table:table-row>
        <table:table-row table:style-name="Table7.1">
          <table:table-cell table:style-name="Table7.A12" office:value-type="string">
            <text:p text:style-name="Table_20_Contents">track</text:p>
          </table:table-cell>
          <table:table-cell table:style-name="Table7.B12" office:value-type="string">
            <text:p text:style-name="P16">9</text:p>
          </table:table-cell>
          <table:table-cell table:style-name="Table7.C12" office:value-type="string">
            <text:p text:style-name="Table_20_Contents">Track (direction) of the position update (in degrees).</text:p>
          </table:table-cell>
        </table:table-row>
        <table:table-row table:style-name="Table7.1">
          <table:table-cell table:style-name="Table7.A12" office:value-type="string">
            <text:p text:style-name="Table_20_Contents">hdop</text:p>
          </table:table-cell>
          <table:table-cell table:style-name="Table7.B12" office:value-type="string">
            <text:p text:style-name="P16">11</text:p>
          </table:table-cell>
          <table:table-cell table:style-name="Table7.C12" office:value-type="string">
            <text:p text:style-name="Table_20_Contents">HDOP of the position update.</text:p>
          </table:table-cell>
        </table:table-row>
        <table:table-row table:style-name="Table7.1">
          <table:table-cell table:style-name="Table7.A12" office:value-type="string">
            <text:p text:style-name="Table_20_Contents">nodeIdType</text:p>
          </table:table-cell>
          <table:table-cell table:style-name="Table7.B12" office:value-type="string">
            <text:p text:style-name="P3">8</text:p>
          </table:table-cell>
          <table:table-cell table:style-name="Table7.C1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13" office:value-type="string">
            <text:p text:style-name="Table_20_Contents">nodeId</text:p>
          </table:table-cell>
          <table:table-cell table:style-name="Table7.B13" office:value-type="string">
            <text:p text:style-name="P3">variable</text:p>
          </table:table-cell>
          <table:table-cell table:style-name="Table7.C13"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bookmark-start text:name="__RefHeading___Toc1766_338704044"/>updateTime<text:bookmark-end text:name="__RefHeading___Toc1766_338704044"/></text:h>
      <text:p text:style-name="P10">The update time is mapped non-linearly on the number of available bits according to the following relation (lsn = least significant nibble, msn = most significant nibble).</text:p>
      <text:p text:style-name="P16"><draw:frame draw:style-name="fr1" draw:name="Frame4" text:anchor-type="as-char" svg:width="6.8cm" draw:z-index="6"><draw:text-box fo:min-height="2.223cm"><text:p text:style-name="Formula"><draw:frame draw:style-name="fr4" draw:name="Object4" text:anchor-type="paragraph" svg:x="0.004cm" svg:y="0.002cm" svg:width="6.8cm" style:rel-width="100%" svg:height="2.223cm" style:rel-height="scale" draw:z-index="7"><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P63" text:outline-level="3"><text:bookmark-start text:name="__RefHeading___Toc1768_338704044"/><text:soft-page-break/>present<text:bookmark-end text:name="__RefHeading___Toc1768_338704044"/></text:h>
      <text:p text:style-name="P11">The <text:span text:style-name="T13">present</text:span> field is a mask signaling the contents of the position update message and describes <text:span text:style-name="T13">which values are present</text:span>.</text:p>
      <table:table table:name="Table8" table:style-name="Table8">
        <table:table-column table:style-name="Table8.A"/>
        <table:table-column table:style-name="Table8.B"/>
        <table:table-column table:style-name="Table8.C"/>
        <table:table-header-rows>
          <text:soft-page-break/>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23" office:value-type="string">
            <text:p text:style-name="P17">SMASK</text:p>
          </table:table-cell>
          <table:table-cell table:style-name="Table8.B2" office:value-type="string">
            <text:p text:style-name="P3"><text:span text:style-name="T13">0x0000.000</text:span>1</text:p>
          </table:table-cell>
          <table:table-cell table:style-name="Table8.C2" office:value-type="string">
            <text:p text:style-name="P19">To be ignored.</text:p>
          </table:table-cell>
        </table:table-row>
        <table:table-row>
          <table:table-cell table:style-name="Table8.A23" office:value-type="string">
            <text:p text:style-name="P17">UTCDATE</text:p>
          </table:table-cell>
          <table:table-cell table:style-name="Table8.B3" office:value-type="string">
            <text:p text:style-name="P8">0x0000.0002</text:p>
          </table:table-cell>
          <table:table-cell table:style-name="Table8.C3" office:value-type="string">
            <text:p text:style-name="P20">The 'time' field is present (the UTC date is present in the underlying NMEA data).</text:p>
          </table:table-cell>
        </table:table-row>
        <table:table-row>
          <table:table-cell table:style-name="Table8.A23" office:value-type="string">
            <text:p text:style-name="P17">UTCTIME</text:p>
          </table:table-cell>
          <table:table-cell table:style-name="Table8.B4" office:value-type="string">
            <text:p text:style-name="P8">0x0000.0004</text:p>
          </table:table-cell>
          <table:table-cell table:style-name="Table8.C4" office:value-type="string">
            <text:p text:style-name="P20">The 'time' field is present (the UTC time is present in the underlying NMEA data).</text:p>
          </table:table-cell>
        </table:table-row>
        <table:table-row>
          <table:table-cell table:style-name="Table8.A23" office:value-type="string">
            <text:p text:style-name="P17">SIG</text:p>
          </table:table-cell>
          <table:table-cell table:style-name="Table8.B5" office:value-type="string">
            <text:p text:style-name="P8">0x0000.0008</text:p>
          </table:table-cell>
          <table:table-cell table:style-name="Table8.C5" office:value-type="string">
            <text:p text:style-name="P22">To be ignored.</text:p>
          </table:table-cell>
        </table:table-row>
        <table:table-row>
          <table:table-cell table:style-name="Table8.A23" office:value-type="string">
            <text:p text:style-name="P17">FIX</text:p>
          </table:table-cell>
          <table:table-cell table:style-name="Table8.B6" office:value-type="string">
            <text:p text:style-name="P3"><text:span text:style-name="T13">0x0000.00</text:span>1<text:span text:style-name="T13">0</text:span></text:p>
          </table:table-cell>
          <table:table-cell table:style-name="Table8.C6" office:value-type="string">
            <text:p text:style-name="P25">The position information is valid.</text:p>
          </table:table-cell>
        </table:table-row>
        <table:table-row>
          <table:table-cell table:style-name="Table8.A23" office:value-type="string">
            <text:p text:style-name="P17">PDOP</text:p>
          </table:table-cell>
          <table:table-cell table:style-name="Table8.B7" office:value-type="string">
            <text:p text:style-name="P8">0x0000.0020</text:p>
          </table:table-cell>
          <table:table-cell table:style-name="Table8.C7" office:value-type="string">
            <text:p text:style-name="P20">To be ignored.</text:p>
          </table:table-cell>
        </table:table-row>
        <table:table-row>
          <table:table-cell table:style-name="Table8.A23" office:value-type="string">
            <text:p text:style-name="P17">HDOP</text:p>
          </table:table-cell>
          <table:table-cell table:style-name="Table8.B8" office:value-type="string">
            <text:p text:style-name="P8">0x0000.0040</text:p>
          </table:table-cell>
          <table:table-cell table:style-name="Table8.C8" office:value-type="string">
            <text:p text:style-name="P20">The horizontal position dispersion information is present.</text:p>
          </table:table-cell>
        </table:table-row>
        <table:table-row>
          <table:table-cell table:style-name="Table8.A23" office:value-type="string">
            <text:p text:style-name="P17">VDOP</text:p>
          </table:table-cell>
          <table:table-cell table:style-name="Table8.B9" office:value-type="string">
            <text:p text:style-name="P8">0x0000.0080</text:p>
          </table:table-cell>
          <table:table-cell table:style-name="Table8.C9" office:value-type="string">
            <text:p text:style-name="P20">To be ignored.</text:p>
          </table:table-cell>
        </table:table-row>
        <table:table-row>
          <table:table-cell table:style-name="Table8.A23" office:value-type="string">
            <text:p text:style-name="P17">LAT</text:p>
          </table:table-cell>
          <table:table-cell table:style-name="Table8.B10" office:value-type="string">
            <text:p text:style-name="P3"><text:span text:style-name="T13">0x0000.0</text:span>1<text:span text:style-name="T13">00</text:span></text:p>
          </table:table-cell>
          <table:table-cell table:style-name="Table8.C10" office:value-type="string">
            <text:p text:style-name="P20">The latitude information is present.</text:p>
          </table:table-cell>
        </table:table-row>
        <table:table-row>
          <table:table-cell table:style-name="Table8.A23" office:value-type="string">
            <text:p text:style-name="P17">LON</text:p>
          </table:table-cell>
          <table:table-cell table:style-name="Table8.B11" office:value-type="string">
            <text:p text:style-name="P8">0x0000.0200</text:p>
          </table:table-cell>
          <table:table-cell table:style-name="Table8.C11" office:value-type="string">
            <text:p text:style-name="P20">The longitude information is present.</text:p>
          </table:table-cell>
        </table:table-row>
        <table:table-row>
          <table:table-cell table:style-name="Table8.A23" office:value-type="string">
            <text:p text:style-name="P17">ELV</text:p>
          </table:table-cell>
          <table:table-cell table:style-name="Table8.B12" office:value-type="string">
            <text:p text:style-name="P8">0x0000.0400</text:p>
          </table:table-cell>
          <table:table-cell table:style-name="Table8.C12" office:value-type="string">
            <text:p text:style-name="P20">The elevation information is present.</text:p>
          </table:table-cell>
        </table:table-row>
        <table:table-row>
          <table:table-cell table:style-name="Table8.A23" office:value-type="string">
            <text:p text:style-name="P17">SPEED</text:p>
          </table:table-cell>
          <table:table-cell table:style-name="Table8.B13" office:value-type="string">
            <text:p text:style-name="P8">0x0000.0800</text:p>
          </table:table-cell>
          <table:table-cell table:style-name="Table8.C13" office:value-type="string">
            <text:p text:style-name="P20">The speed information is present.</text:p>
          </table:table-cell>
        </table:table-row>
        <table:table-row>
          <table:table-cell table:style-name="Table8.A23" office:value-type="string">
            <text:p text:style-name="P17">TRACK</text:p>
          </table:table-cell>
          <table:table-cell table:style-name="Table8.B14" office:value-type="string">
            <text:p text:style-name="P3"><text:span text:style-name="T13">0x0000.</text:span>1<text:span text:style-name="T13">000</text:span></text:p>
          </table:table-cell>
          <table:table-cell table:style-name="Table8.C14" office:value-type="string">
            <text:p text:style-name="P20">The track information is present.</text:p>
          </table:table-cell>
        </table:table-row>
        <table:table-row>
          <table:table-cell table:style-name="Table8.A23" office:value-type="string">
            <text:p text:style-name="P17">MTRACK</text:p>
          </table:table-cell>
          <table:table-cell table:style-name="Table8.B15" office:value-type="string">
            <text:p text:style-name="P8">0x0000.2000</text:p>
          </table:table-cell>
          <table:table-cell table:style-name="Table8.C15" office:value-type="string">
            <text:p text:style-name="P20">To be ignored.</text:p>
          </table:table-cell>
        </table:table-row>
        <table:table-row>
          <table:table-cell table:style-name="Table8.A23" office:value-type="string">
            <text:p text:style-name="P17">MAGVAR</text:p>
          </table:table-cell>
          <table:table-cell table:style-name="Table8.B16" office:value-type="string">
            <text:p text:style-name="P8">0x0000.4000</text:p>
          </table:table-cell>
          <table:table-cell table:style-name="Table8.C16" office:value-type="string">
            <text:p text:style-name="P21">To be ignored.</text:p>
          </table:table-cell>
        </table:table-row>
        <table:table-row>
          <table:table-cell table:style-name="Table8.A23" office:value-type="string">
            <text:p text:style-name="P17">SATINUSECOUNT</text:p>
          </table:table-cell>
          <table:table-cell table:style-name="Table8.B17" office:value-type="string">
            <text:p text:style-name="P8">0x0000.8000</text:p>
          </table:table-cell>
          <table:table-cell table:style-name="Table8.C17" office:value-type="string">
            <text:p text:style-name="P21">To be ignored.</text:p>
          </table:table-cell>
        </table:table-row>
        <table:table-row>
          <table:table-cell table:style-name="Table8.A23" office:value-type="string">
            <text:p text:style-name="P17">SATINUSE</text:p>
          </table:table-cell>
          <table:table-cell table:style-name="Table8.B18" office:value-type="string">
            <text:p text:style-name="P3"><text:span text:style-name="T13">0x000</text:span>1.<text:span text:style-name="T13">0000</text:span></text:p>
          </table:table-cell>
          <table:table-cell table:style-name="Table8.C18" office:value-type="string">
            <text:p text:style-name="P21">To be ignored.</text:p>
          </table:table-cell>
        </table:table-row>
        <table:table-row>
          <table:table-cell table:style-name="Table8.A23" office:value-type="string">
            <text:p text:style-name="P43">SATINVIEW<text:span text:style-name="T23">COUNT</text:span></text:p>
          </table:table-cell>
          <table:table-cell table:style-name="Table8.B19" office:value-type="string">
            <text:p text:style-name="P56">0x000<text:span text:style-name="T23">2</text:span>.0000</text:p>
          </table:table-cell>
          <table:table-cell table:style-name="Table8.C19" office:value-type="string">
            <text:p text:style-name="P44">To be ignored.</text:p>
          </table:table-cell>
        </table:table-row>
        <table:table-row>
          <table:table-cell table:style-name="Table8.A20" office:value-type="string">
            <text:p text:style-name="P17">SATINVIEW</text:p>
          </table:table-cell>
          <table:table-cell table:style-name="Table8.B20" office:value-type="string">
            <text:p text:style-name="P8">0x000<text:span text:style-name="T23">4</text:span>.0000</text:p>
          </table:table-cell>
          <table:table-cell table:style-name="Table8.C20" office:value-type="string">
            <text:p text:style-name="P21">To be ignored.</text:p>
          </table:table-cell>
        </table:table-row>
        <table:table-row>
          <table:table-cell table:style-name="Table8.A23" office:value-type="string">
            <text:p text:style-name="P46">HEIGHT</text:p>
          </table:table-cell>
          <table:table-cell table:style-name="Table8.B23" office:value-type="string">
            <text:p text:style-name="P56">0x000<text:span text:style-name="T23">8</text:span>.0000</text:p>
          </table:table-cell>
          <table:table-cell table:style-name="Table8.C23" office:value-type="string">
            <text:p text:style-name="P45">To be ignored.</text:p>
          </table:table-cell>
        </table:table-row>
        <table:table-row>
          <table:table-cell table:style-name="Table8.A23" office:value-type="string">
            <text:p text:style-name="P46">DGPSAGE</text:p>
          </table:table-cell>
          <table:table-cell table:style-name="Table8.B23" office:value-type="string">
            <text:p text:style-name="P56">0x00<text:span text:style-name="T23">10</text:span>.0000</text:p>
          </table:table-cell>
          <table:table-cell table:style-name="Table8.C23" office:value-type="string">
            <text:p text:style-name="P45">To be ignored.</text:p>
          </table:table-cell>
        </table:table-row>
        <table:table-row>
          <table:table-cell table:style-name="Table8.A23" office:value-type="string">
            <text:p text:style-name="P46">DGPSSID</text:p>
          </table:table-cell>
          <table:table-cell table:style-name="Table8.B23" office:value-type="string">
            <text:p text:style-name="P56">0x00<text:span text:style-name="T23">20</text:span>.0000</text:p>
          </table:table-cell>
          <table:table-cell table:style-name="Table8.C23" office:value-type="string">
            <text:p text:style-name="P45">To be ignored.</text:p>
          </table:table-cell>
        </table:table-row>
        <table:table-row>
          <table:table-cell table:style-name="Table8.A24" office:value-type="string">
            <text:p text:style-name="P17">GATEWAY</text:p>
          </table:table-cell>
          <table:table-cell table:style-name="Table8.B24" office:value-type="string">
            <text:p text:style-name="P8">0x4000.0000</text:p>
          </table:table-cell>
          <table:table-cell table:style-name="Table8.C24" office:value-type="string">
            <text:p text:style-name="P23">The message originates from an external gateway.</text:p>
          </table:table-cell>
        </table:table-row>
        <table:table-row>
          <table:table-cell table:style-name="Table8.A25" office:value-type="string">
            <text:p text:style-name="P17">ID</text:p>
          </table:table-cell>
          <table:table-cell table:style-name="Table8.B25" office:value-type="string">
            <text:p text:style-name="P8">0x8000.0000</text:p>
          </table:table-cell>
          <table:table-cell table:style-name="Table8.C25" office:value-type="string">
            <text:p text:style-name="P24">The node ID type and node ID are present.</text:p>
          </table:table-cell>
        </table:table-row>
      </table:table>
      <text:p text:style-name="Table">Table <text:sequence text:ref-name="refTable6" text:name="Table" text:formula="ooow:Table+1" style:num-format="1">7</text:sequence>: <text:span text:style-name="T14">present</text:span> bit fields</text:p>
      <text:p text:style-name="P36"><text:soft-page-break/>The <text:span text:style-name="T14">present</text:span> value is a bit-wise OR of relevant bitfields. <text:span text:style-name="T15">Some bits are to be ignored since the corresponding information is not transmitted over the OLSR mesh.</text:span></text:p>
      <text:h text:style-name="Heading_20_3" text:outline-level="3"><text:bookmark-start text:name="__RefHeading___Toc1770_338704044"/>time<text:bookmark-end text:name="__RefHeading___Toc1770_338704044"/></text:h>
      <text:p text:style-name="Text_20_body">Upon conversion from NMEA sentence to position update message the time field takes the incoming timestamp and converts it to the number of seconds after midnight.</text:p>
      <text:p text:style-name="Text_20_body">Upon conversion from position update message to NMEA sentence the incoming time (number of seconds after midnight) is added to midnight of the current day. Corner case dealing with day crossings and clock skew are accounted for:</text:p>
      <text:list xml:id="list8264457500624605138" text:style-name="L7">
        <text:list-item>
          <text:p text:style-name="P40">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40">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text:bookmark-start text:name="__RefHeading___Toc1772_338704044"/>lat / long<text:bookmark-end text:name="__RefHeading___Toc1772_338704044"/></text:h>
      <text:p text:style-name="P10">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6"><draw:frame draw:style-name="fr2" draw:name="Frame2" text:anchor-type="as-char" svg:width="5.068cm" draw:z-index="0"><draw:text-box fo:min-height="3.829cm"><text:p text:style-name="Formula"><draw:frame draw:style-name="fr4" draw:name="Object2" text:anchor-type="paragraph" svg:x="0.004cm" svg:y="0.002cm" svg:width="5.068cm" style:rel-width="100%" svg:height="3.829cm" style:rel-height="scale" draw:z-index="1"><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2" draw:name="Frame3" text:anchor-type="as-char" svg:width="5.643cm" draw:z-index="2"><draw:text-box fo:min-height="3.836cm"><text:p text:style-name="Formula"><draw:frame draw:style-name="fr4" draw:name="Object3" text:anchor-type="paragraph" svg:x="0.004cm" svg:y="0.002cm" svg:width="5.643cm" style:rel-width="100%" svg:height="3.836cm" style:rel-height="scale" draw:z-index="3"><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text:bookmark-start text:name="__RefHeading___Toc1774_338704044"/>alt<text:bookmark-end text:name="__RefHeading___Toc1774_338704044"/></text:h>
      <text:p text:style-name="Text_20_body">The altitude is simply offset by a fixed amount of 400 meters such that zero in the position update message means -400 meters in the NMEA sentence.</text:p>
      <text:h text:style-name="Heading_20_3" text:outline-level="3"><text:bookmark-start text:name="__RefHeading___Toc1776_338704044"/>hdop<text:bookmark-end text:name="__RefHeading___Toc1776_338704044"/></text:h>
      <text:p text:style-name="Text_20_body">The HDOP is linearly mapped on the number of available bits according to the following relation.</text:p>
      <text:p text:style-name="P16"><draw:frame draw:style-name="fr1" draw:name="Frame5" text:anchor-type="as-char" svg:width="5.315cm" draw:z-index="4"><draw:text-box fo:min-height="2.099cm"><text:p text:style-name="Formula"><draw:frame draw:style-name="fr4" draw:name="Object5" text:anchor-type="paragraph" svg:x="0.004cm" svg:y="0.002cm" svg:width="5.315cm" style:rel-width="100%" svg:height="2.099cm" style:rel-height="scale" draw:z-index="5"><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text:bookmark-start text:name="__RefHeading___Toc1778_338704044"/><text:soft-page-break/>nodeIdType and nodeId<text:bookmark-end text:name="__RefHeading___Toc1778_338704044"/></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03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left="0.63cm" fo:margin-right="0cm" fo:margin-top="0cm" fo:margin-bottom="0.106cm" loext:contextual-spacing="false" fo:keep-together="always" fo:text-indent="-0.63cm"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423cm" fo:margin-bottom="0.106cm" loext:contextual-spacing="false" fo:text-indent="0cm"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Quotations" style:master-page-name="">
      <style:paragraph-properties fo:keep-together="always" style:page-number="auto" fo:padding="0.051cm" fo:border="0.06pt solid #000000" style:shadow="none"/>
      <style:text-properties style:font-name="Liberation Mono" fo:font-family="'Liberation Mono'" style:font-style-name="Regular" style:font-family-generic="modern" style:font-pitch="fixed"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1.27cm" fo:margin-right="0cm" fo:margin-top="0cm" fo:margin-bottom="0cm" loext:contextual-spacing="false" fo:text-indent="-1.27cm"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loext:graphic-properties draw:fill="none" draw:fill-color="#99ccff"/>
      <style:paragraph-properties fo:margin-left="0.508cm" fo:margin-right="0cm" fo:margin-top="0cm" fo:margin-bottom="0cm" loext:contextual-spacing="false" fo:text-indent="-0.508cm" style:auto-text-indent="false" style:page-number="auto" fo:background-color="transparent" style:shadow="none">
        <style:tab-stops>
          <style:tab-stop style:position="0.508cm"/>
          <style:tab-stop style:position="1.27cm"/>
        </style:tab-stops>
      </style:paragraph-properties>
      <style:text-properties style:font-weight-asian="normal"/>
    </style:style>
    <style:style style:name="Untitled1" style:family="paragraph" style:parent-style-name="Changelog_20_Entry"/>
    <style:style style:name="Drawing" style:family="paragraph" style:parent-style-name="Caption" style:class="extra"/>
    <style:style style:name="ListLabel_20_1" style:display-name="ListLabel 1"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08cm" fo:text-indent="0.254cm"/>
        </style:list-level-properties>
      </text:outline-level-style>
      <text:outline-level-style text:level="2" style:num-format="1" text:display-levels="2">
        <style:list-level-properties text:list-level-position-and-space-mode="label-alignment">
          <style:list-level-label-alignment text:label-followed-by="listtab" text:list-tab-stop-position="0.508cm" fo:text-indent="0.254cm"/>
        </style:list-level-properties>
      </text:outline-level-style>
      <text:outline-level-style text:level="3" style:num-format="1" text:display-levels="3">
        <style:list-level-properties text:list-level-position-and-space-mode="label-alignment">
          <style:list-level-label-alignment text:label-followed-by="listtab" text:list-tab-stop-position="0.508cm" fo:text-indent="0.254cm"/>
        </style:list-level-properties>
      </text:outline-level-style>
      <text:outline-level-style text:level="4" style:num-format="1" text:display-levels="4">
        <style:list-level-properties text:list-level-position-and-space-mode="label-alignment">
          <style:list-level-label-alignment text:label-followed-by="listtab" text:list-tab-stop-position="0.508cm" fo:text-indent="0.254cm"/>
        </style:list-level-properties>
      </text:outline-level-style>
      <text:outline-level-style text:level="5" style:num-format="1" text:display-levels="5">
        <style:list-level-properties text:list-level-position-and-space-mode="label-alignment">
          <style:list-level-label-alignment text:label-followed-by="listtab" text:list-tab-stop-position="0.508cm" fo:text-indent="0.254cm"/>
        </style:list-level-properties>
      </text:outline-level-style>
      <text:outline-level-style text:level="6" style:num-format="1" text:display-levels="6">
        <style:list-level-properties text:list-level-position-and-space-mode="label-alignment">
          <style:list-level-label-alignment text:label-followed-by="listtab" text:list-tab-stop-position="0.508cm" fo:text-indent="0.254cm"/>
        </style:list-level-properties>
      </text:outline-level-style>
      <text:outline-level-style text:level="7" style:num-format="1" text:display-levels="7">
        <style:list-level-properties text:list-level-position-and-space-mode="label-alignment">
          <style:list-level-label-alignment text:label-followed-by="listtab" text:list-tab-stop-position="0.508cm" fo:text-indent="0.254cm"/>
        </style:list-level-properties>
      </text:outline-level-style>
      <text:outline-level-style text:level="8" style:num-format="1" text:display-levels="8">
        <style:list-level-properties text:list-level-position-and-space-mode="label-alignment">
          <style:list-level-label-alignment text:label-followed-by="listtab" text:list-tab-stop-position="0.508cm" fo:text-indent="0.254cm"/>
        </style:list-level-properties>
      </text:outline-level-style>
      <text:outline-level-style text:level="9" style:num-format="1" text:display-levels="9">
        <style:list-level-properties text:list-level-position-and-space-mode="label-alignment">
          <style:list-level-label-alignment text:label-followed-by="listtab" text:list-tab-stop-position="0.508cm" fo:text-indent="0.254cm"/>
        </style:list-level-properties>
      </text:outline-level-style>
      <text:outline-level-style text:level="10" style:num-format="1" text:display-levels="10">
        <style:list-level-properties text:list-level-position-and-space-mode="label-alignment">
          <style:list-level-label-alignment text:label-followed-by="listtab" text:list-tab-stop-position="0.508cm" fo:text-indent="0.254cm"/>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953cm" fo:margin-left="1.588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953cm" fo:margin-left="1.588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953cm" fo:margin-left="1.588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6</text:user-defined><text:tab/><text:tab/>Page <text:page-number text:select-page="current">15</text:page-number> of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6T14:38:26</meta:creation-date>
    <meta:editing-duration>PT14H15S</meta:editing-duration>
    <meta:editing-cycles>155</meta:editing-cycles>
    <meta:generator>LibreOffice/5.1.5.1$Linux_X86_64 LibreOffice_project/10$Build-1</meta:generator>
    <dc:date>2016-07-29T13:38:37.852265031</dc:date>
    <meta:document-statistic meta:table-count="8" meta:image-count="0" meta:object-count="6" meta:page-count="16" meta:paragraph-count="472" meta:word-count="3272" meta:character-count="19186" meta:non-whitespace-character-count="16362"/>
    <meta:user-defined meta:name="version">0.26</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741cm"/>
    </style:style>
    <style:style style:name="gr4" style:family="graphic" style:parent-style-name="standard">
      <style:graphic-properties draw:fill-color="#ffffff" draw:textarea-horizontal-align="left" draw:textarea-vertical-align="top"/>
    </style:style>
    <style:style style:name="gr5" style:family="graphic" style:parent-style-name="standard">
      <style:graphic-properties draw:fill-color="#cccccc" draw:fill-image-width="0cm" draw:fill-image-height="0cm" draw:textarea-horizontal-align="center" draw:textarea-vertical-align="middle"/>
    </style:style>
    <style:style style:name="gr6" style:family="graphic" style:parent-style-name="standard">
      <style:graphic-properties draw:marker-end=""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center" draw:textarea-vertical-align="middle"/>
    </style:style>
    <style:style style:name="gr10" style:family="graphic" style:parent-style-name="standard">
      <style:graphic-properties draw:fill-color="#ffffff" draw:textarea-horizontal-align="right" draw:textarea-vertical-align="top"/>
    </style:style>
    <style:style style:name="gr11" style:family="graphic" style:parent-style-name="standard">
      <style:graphic-properties draw:fill-color="#cccccc"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gr14" style:family="graphic" style:parent-style-name="standard">
      <style:graphic-properties draw:fill-color="#cccccc" draw:textarea-horizontal-align="center" draw:textarea-vertical-align="middle" draw:shadow="hidden"/>
    </style:style>
    <style:style style:name="gr15" style:family="graphic" style:parent-style-name="standard">
      <style:graphic-properties draw:marker-start="Arrow" draw:marker-end="" draw:marker-end-width="0.3cm" draw:textarea-horizontal-align="center"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paragraph-properties fo:text-align="center"/>
    </style:style>
    <style:style style:name="P6" style:family="paragraph">
      <loext:graphic-properties draw:fill-color="#cccccc" draw:fill-image-width="0cm" draw:fill-image-height="0cm"/>
      <style:paragraph-properties fo:text-align="center"/>
    </style:style>
    <style:style style:name="P7" style:family="paragraph">
      <loext:graphic-properties draw:fill="none" draw:fill-color="#ffffff"/>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2" draw:layer="layout" svg:width="7.928cm" svg:height="9.911cm" svg:x="1.982cm" svg:y="6.856cm">
          <text:p text:style-name="P1">Router 1</text:p>
        </draw:rect>
        <draw:g>
          <draw:path draw:style-name="gr2" draw:text-style-name="P3" draw:layer="layout" svg:width="7.058cm" svg:height="6.446cm" draw:transform="rotate (2.35619449019234) translate (13.4777462061874cm 11.5724178348737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2" draw:text-style-name="P3" draw:layer="layout" svg:width="7.058cm" svg:height="6.446cm" draw:transform="rotate (0.785398163397448) translate (1.21258216512616cm 2.9897462061873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3" draw:text-style-name="P4" draw:layer="layout" svg:width="5.045cm" svg:height="0.991cm" svg:x="3.473cm" svg:y="1.969cm">
            <draw:text-box>
              <text:p text:style-name="P1">LAN 1</text:p>
            </draw:text-box>
          </draw:frame>
        </draw:g>
        <draw:rect draw:style-name="gr4" draw:text-style-name="P5" draw:layer="layout" svg:width="5.946cm" svg:height="3.964cm" svg:x="2.973cm" svg:y="11.812cm">
          <text:p text:style-name="P1">OLSRd</text:p>
        </draw:rect>
        <draw:rect draw:style-name="gr5" draw:text-style-name="P6" draw:layer="layout" svg:width="3.964cm" svg:height="1.982cm" svg:x="4.054cm" svg:y="13.253cm">
          <text:p text:style-name="P1">PUD</text:p>
        </draw:rect>
        <draw:line draw:style-name="gr6" draw:text-style-name="P1" draw:layer="layout" svg:x1="5.901cm" svg:y1="9.368cm" svg:x2="7.601cm" svg:y2="9.368cm">
          <text:p text:style-name="P1"/>
          <text:p text:style-name="P1"/>
        </draw:line>
        <draw:line draw:style-name="gr7" draw:text-style-name="P1" draw:layer="layout" svg:x1="7.601cm" svg:y1="9.368cm" svg:x2="7.601cm" svg:y2="13.253cm">
          <text:p text:style-name="P1"/>
          <text:p text:style-name="P1">1</text:p>
        </draw:line>
        <draw:line draw:style-name="gr7" draw:text-style-name="P1" draw:layer="layout" svg:x1="8.018cm" svg:y1="13.794cm" svg:x2="11.261cm" svg:y2="13.794cm">
          <text:p text:style-name="P1">3</text:p>
          <text:p text:style-name="P1"/>
        </draw:line>
        <draw:rect draw:style-name="gr8" draw:text-style-name="P2" draw:layer="layout" svg:width="7.928cm" svg:height="9.911cm" svg:x="15.856cm" svg:y="6.857cm">
          <text:p text:style-name="P1">Router 2</text:p>
        </draw:rect>
        <draw:rect draw:style-name="gr9" draw:text-style-name="P5" draw:layer="layout" svg:width="2.973cm" svg:height="2.973cm" svg:x="19.82cm" svg:y="7.849cm">
          <text:p text:style-name="P1">GPS</text:p>
          <text:p text:style-name="P1">Daemon</text:p>
        </draw:rect>
        <draw:rect draw:style-name="gr10" draw:text-style-name="P5" draw:layer="layout" svg:width="5.946cm" svg:height="3.964cm" svg:x="16.847cm" svg:y="11.813cm">
          <text:p text:style-name="P1">OLSRd</text:p>
        </draw:rect>
        <draw:rect draw:style-name="gr11" draw:text-style-name="P2" draw:layer="layout" svg:width="3.964cm" svg:height="1.982cm" svg:x="17.928cm" svg:y="13.253cm">
          <text:p text:style-name="P1">PUD</text:p>
        </draw:rect>
        <draw:line draw:style-name="gr7" draw:text-style-name="P1" draw:layer="layout" svg:x1="15.045cm" svg:y1="13.794cm" svg:x2="17.928cm" svg:y2="13.794cm">
          <text:p text:style-name="P1">4</text:p>
          <text:p text:style-name="P1"/>
        </draw:line>
        <draw:line draw:style-name="gr7" draw:text-style-name="P1" draw:layer="layout" svg:x1="18.378cm" svg:y1="13.27cm" svg:x2="18.378cm" svg:y2="4.334cm">
          <text:p text:style-name="P1">5</text:p>
          <text:p text:style-name="P1"/>
        </draw:line>
        <draw:rect draw:style-name="gr9" draw:text-style-name="P5" draw:layer="layout" svg:width="4.955cm" svg:height="0.99cm" draw:transform="rotate (1.5707963267949) translate (0.001cm 11.812cm)">
          <text:p text:style-name="P1">GPS Antenna</text:p>
        </draw:rect>
        <draw:line draw:style-name="gr12" draw:text-style-name="P1" draw:layer="layout" svg:x1="0.991cm" svg:y1="9.379cm" svg:x2="2.973cm" svg:y2="9.379cm">
          <text:p/>
        </draw:line>
        <draw:frame draw:style-name="gr13" draw:text-style-name="P7" draw:layer="layout" svg:width="2.826cm" svg:height="1.673cm" svg:x="11.837cm" svg:y="6.049cm">
          <draw:text-box>
            <text:p text:style-name="P1">OLSR</text:p>
            <text:p text:style-name="P1">Mesh</text:p>
          </draw:text-box>
        </draw:frame>
        <draw:line draw:style-name="gr7" draw:text-style-name="P1" draw:layer="layout" svg:x1="7.901cm" svg:y1="13.271cm" svg:x2="7.901cm" svg:y2="4.335cm">
          <text:p text:style-name="P1">2</text:p>
          <text:p text:style-name="P1"/>
        </draw:line>
        <draw:rect draw:style-name="gr9" draw:text-style-name="P5" draw:layer="layout" svg:width="2.973cm" svg:height="2.973cm" svg:x="2.973cm" svg:y="7.848cm">
          <text:p text:style-name="P1">GPS</text:p>
          <text:p text:style-name="P1">Daemon</text:p>
        </draw:rect>
        <draw:g>
          <draw:path draw:style-name="gr2" draw:text-style-name="P3" draw:layer="layout" svg:width="7.058cm" svg:height="6.446cm" draw:transform="skewX (8.18649665686939E-017) rotate (0.785398163397448) translate (14.7125821651262cm 2.6907462061873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3" draw:text-style-name="P4" draw:layer="layout" svg:width="5.045cm" svg:height="0.991cm" svg:x="16.973cm" svg:y="1.67cm">
            <draw:text-box>
              <text:p text:style-name="P1">LAN 2</text:p>
            </draw:text-box>
          </draw:frame>
        </draw:g>
        <draw:rect draw:style-name="gr14" draw:text-style-name="P2" draw:layer="layout" svg:width="3.709cm" svg:height="4.9cm" svg:x="11.301cm" svg:y="11.868cm">
          <text:p text:style-name="P1">Relay</text:p>
          <text:p text:style-name="P1">Server</text:p>
        </draw:rect>
        <draw:line draw:style-name="gr15" draw:text-style-name="P1" draw:layer="layout" svg:x1="15.045cm" svg:y1="7.483cm" svg:x2="18.401cm" svg:y2="7.483cm">
          <text:p text:style-name="P1">5</text:p>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fill-color="#cccccc" draw:textarea-horizontal-align="left" draw:textarea-vertical-align="bottom" draw:shadow="hidden"/>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741cm"/>
    </style:style>
    <style:style style:name="gr4" style:family="graphic" style:parent-style-name="standard">
      <style:graphic-properties draw:fill-color="#ffffff" draw:textarea-horizontal-align="left" draw:textarea-vertical-align="top"/>
    </style:style>
    <style:style style:name="gr5" style:family="graphic" style:parent-style-name="standard">
      <style:graphic-properties draw:fill-color="#cccccc" draw:fill-image-width="0cm" draw:fill-image-height="0cm" draw:textarea-horizontal-align="center" draw:textarea-vertical-align="middle"/>
    </style:style>
    <style:style style:name="gr6" style:family="graphic" style:parent-style-name="standard">
      <style:graphic-properties draw:marker-end=""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color="#cccccc" draw:textarea-horizontal-align="right" draw:textarea-vertical-align="bottom"/>
    </style:style>
    <style:style style:name="gr9" style:family="graphic" style:parent-style-name="standard">
      <style:graphic-properties draw:fill-color="#ffffff" draw:textarea-horizontal-align="center" draw:textarea-vertical-align="middle"/>
    </style:style>
    <style:style style:name="gr10" style:family="graphic" style:parent-style-name="standard">
      <style:graphic-properties draw:fill-color="#ffffff" draw:textarea-horizontal-align="right" draw:textarea-vertical-align="top"/>
    </style:style>
    <style:style style:name="gr11" style:family="graphic" style:parent-style-name="standard">
      <style:graphic-properties draw:fill-color="#cccccc"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326cm"/>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paragraph-properties fo:text-align="center"/>
    </style:style>
    <style:style style:name="P6" style:family="paragraph">
      <loext:graphic-properties draw:fill-color="#cccccc" draw:fill-image-width="0cm" draw:fill-image-height="0cm"/>
      <style:paragraph-properties fo:text-align="center"/>
    </style:style>
    <style:style style:name="P7" style:family="paragraph">
      <loext:graphic-properties draw:fill="none" draw:fill-color="#ffffff"/>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2" draw:layer="layout" svg:width="7.928cm" svg:height="9.911cm" svg:x="1.982cm" svg:y="6.856cm">
          <text:p text:style-name="P1">Router 1</text:p>
        </draw:rect>
        <draw:g>
          <draw:path draw:style-name="gr2" draw:text-style-name="P3" draw:layer="layout" svg:width="7.058cm" svg:height="6.446cm" draw:transform="skewX (8.18649665686939E-017) rotate (2.35619449019234) translate (13.4777462061874cm 17.0724178348737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g>
        <draw:g>
          <draw:path draw:style-name="gr2" draw:text-style-name="P3" draw:layer="layout" svg:width="7.058cm" svg:height="6.446cm" draw:transform="rotate (0.785398163397448) translate (1.21258216512616cm 2.9897462061873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3" draw:text-style-name="P4" draw:layer="layout" svg:width="5.045cm" svg:height="0.991cm" svg:x="3.473cm" svg:y="1.969cm">
            <draw:text-box>
              <text:p text:style-name="P1">LAN 1</text:p>
            </draw:text-box>
          </draw:frame>
        </draw:g>
        <draw:rect draw:style-name="gr4" draw:text-style-name="P5" draw:layer="layout" svg:width="5.946cm" svg:height="3.964cm" svg:x="2.973cm" svg:y="11.812cm">
          <text:p text:style-name="P1">OLSRd</text:p>
        </draw:rect>
        <draw:rect draw:style-name="gr5" draw:text-style-name="P6" draw:layer="layout" svg:width="3.964cm" svg:height="1.982cm" svg:x="4.054cm" svg:y="13.253cm">
          <text:p text:style-name="P1">PUD</text:p>
        </draw:rect>
        <draw:line draw:style-name="gr6" draw:text-style-name="P1" draw:layer="layout" svg:x1="5.901cm" svg:y1="9.368cm" svg:x2="7.601cm" svg:y2="9.368cm">
          <text:p text:style-name="P1"/>
          <text:p text:style-name="P1"/>
        </draw:line>
        <draw:line draw:style-name="gr7" draw:text-style-name="P1" draw:layer="layout" svg:x1="7.601cm" svg:y1="9.368cm" svg:x2="7.601cm" svg:y2="13.253cm">
          <text:p text:style-name="P1"/>
          <text:p text:style-name="P1">1</text:p>
        </draw:line>
        <draw:line draw:style-name="gr7" draw:text-style-name="P1" draw:layer="layout" svg:x1="8.018cm" svg:y1="13.794cm" svg:x2="11.261cm" svg:y2="13.794cm">
          <text:p text:style-name="P1">3</text:p>
          <text:p text:style-name="P1"/>
        </draw:line>
        <draw:rect draw:style-name="gr8" draw:text-style-name="P2" draw:layer="layout" svg:width="7.928cm" svg:height="9.911cm" svg:x="15.856cm" svg:y="6.857cm">
          <text:p text:style-name="P1">Router 2</text:p>
        </draw:rect>
        <draw:rect draw:style-name="gr9" draw:text-style-name="P5" draw:layer="layout" svg:width="2.973cm" svg:height="2.973cm" svg:x="19.82cm" svg:y="7.849cm">
          <text:p text:style-name="P1">GPS</text:p>
          <text:p text:style-name="P1">Daemon</text:p>
        </draw:rect>
        <draw:rect draw:style-name="gr10" draw:text-style-name="P5" draw:layer="layout" svg:width="5.946cm" svg:height="3.964cm" svg:x="16.847cm" svg:y="11.813cm">
          <text:p text:style-name="P1">OLSRd</text:p>
        </draw:rect>
        <draw:rect draw:style-name="gr11" draw:text-style-name="P2" draw:layer="layout" svg:width="3.964cm" svg:height="1.982cm" svg:x="17.928cm" svg:y="13.253cm">
          <text:p text:style-name="P1">PUD</text:p>
        </draw:rect>
        <draw:line draw:style-name="gr7" draw:text-style-name="P1" draw:layer="layout" svg:x1="15.045cm" svg:y1="13.794cm" svg:x2="17.928cm" svg:y2="13.794cm">
          <text:p text:style-name="P1">4</text:p>
          <text:p text:style-name="P1"/>
        </draw:line>
        <draw:line draw:style-name="gr7" draw:text-style-name="P1" draw:layer="layout" svg:x1="18.378cm" svg:y1="13.27cm" svg:x2="18.378cm" svg:y2="4.334cm">
          <text:p text:style-name="P1">5</text:p>
          <text:p text:style-name="P1"/>
        </draw:line>
        <draw:rect draw:style-name="gr9" draw:text-style-name="P5" draw:layer="layout" svg:width="4.955cm" svg:height="0.99cm" draw:transform="rotate (1.5707963267949) translate (0.001cm 11.812cm)">
          <text:p text:style-name="P1">GPS Antenna</text:p>
        </draw:rect>
        <draw:line draw:style-name="gr12" draw:text-style-name="P1" draw:layer="layout" svg:x1="0.991cm" svg:y1="9.379cm" svg:x2="2.973cm" svg:y2="9.379cm">
          <text:p/>
        </draw:line>
        <draw:frame draw:style-name="gr13" draw:text-style-name="P7" draw:layer="layout" svg:width="2.826cm" svg:height="1.673cm" svg:x="11.837cm" svg:y="11.549cm">
          <draw:text-box>
            <text:p text:style-name="P1">OLSR</text:p>
            <text:p text:style-name="P1">Mesh</text:p>
          </draw:text-box>
        </draw:frame>
        <draw:line draw:style-name="gr7" draw:text-style-name="P1" draw:layer="layout" svg:x1="7.901cm" svg:y1="13.271cm" svg:x2="7.901cm" svg:y2="4.335cm">
          <text:p text:style-name="P1">2</text:p>
          <text:p text:style-name="P1"/>
        </draw:line>
        <draw:rect draw:style-name="gr9" draw:text-style-name="P5" draw:layer="layout" svg:width="2.973cm" svg:height="2.973cm" svg:x="2.973cm" svg:y="7.848cm">
          <text:p text:style-name="P1">GPS</text:p>
          <text:p text:style-name="P1">Daemon</text:p>
        </draw:rect>
        <draw:g>
          <draw:path draw:style-name="gr2" draw:text-style-name="P3" draw:layer="layout" svg:width="7.058cm" svg:height="6.446cm" draw:transform="skewX (8.18649665686939E-017) rotate (0.785398163397448) translate (14.7125821651262cm 2.6907462061873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3" draw:text-style-name="P4" draw:layer="layout" svg:width="5.045cm" svg:height="0.991cm" svg:x="16.973cm" svg:y="1.67cm">
            <draw:text-box>
              <text:p text:style-name="P1">LAN 2</text:p>
            </draw:text-box>
          </draw:frame>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